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57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4.937cm"/>
    </style:style>
    <style:style style:name="co12" style:family="table-column">
      <style:table-column-properties fo:break-before="auto" style:column-width="4.149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302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4.521cm"/>
    </style:style>
    <style:style style:name="co17" style:family="table-column">
      <style:table-column-properties fo:break-before="auto" style:column-width="4.33cm"/>
    </style:style>
    <style:style style:name="co18" style:family="table-column">
      <style:table-column-properties fo:break-before="auto" style:column-width="2.759cm"/>
    </style:style>
    <style:style style:name="co19" style:family="table-column">
      <style:table-column-properties fo:break-before="auto" style:column-width="3.521cm"/>
    </style:style>
    <style:style style:name="co20" style:family="table-column">
      <style:table-column-properties fo:break-before="auto" style:column-width="3.276cm"/>
    </style:style>
    <style:style style:name="co21" style:family="table-column">
      <style:table-column-properties fo:break-before="auto" style:column-width="3.468cm"/>
    </style:style>
    <style:style style:name="co22" style:family="table-column">
      <style:table-column-properties fo:break-before="auto" style:column-width="7.08cm"/>
    </style:style>
    <style:style style:name="co23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4" style:family="table-cell" style:parent-style-name="Default">
      <style:table-cell-properties fo:background-color="#2a6099" style:text-align-source="fix" style:repeat-content="false"/>
      <style:paragraph-properties fo:text-align="end" fo:margin-left="0cm"/>
      <style:text-properties style:font-name="Liberation Sans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ejaVu Sans" style:font-name-complex="Noto Sans Arabic U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9" style:family="table-cell" style:parent-style-name="Default" style:data-style-name="N0">
      <style:text-properties style:font-name="Liberation Sans"/>
    </style:style>
    <style:style style:name="ce10" style:family="table-cell" style:parent-style-name="Default">
      <style:table-cell-properties fo:background-color="#2a6099"/>
    </style:style>
    <style:style style:name="ce1" style:family="table-cell" style:parent-style-name="Default" style:data-style-name="N2"/>
  </office:automatic-styles>
  <office:body>
    <office:spreadsheet>
      <table:table table:name="TUG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5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number-columns-repeated="16375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1 – Laboratori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" calcext:value-type="float">
            <text:p>2</text:p>
          </table:table-cell>
          <table:table-cell table:formula="of:=[.C2]/[.B2]" office:value-type="float" office:value="1.18110236220472" calcext:value-type="float">
            <text:p>1,18</text:p>
          </table:table-cell>
          <table:table-cell table:formula="of:=[.E2] / 0.8" office:value-type="float" office:value="1.47637795275591" calcext:value-type="float">
            <text:p>1,48</text:p>
          </table:table-cell>
          <table:table-cell table:style-name="ce5" table:formula="of:=(2 * [.D2] * [.F2] * 0.0175) / ([.B2] * [.H2]) * 100" office:value-type="float" office:value="0.054250108500217" calcext:value-type="float">
            <text:p>0,05</text:p>
          </table:table-cell>
          <table:table-cell table:formula="of:=IF([.F2]&lt;=15;1.5;  IF([.F2]&lt;=21;2.5;  IF([.F2]&lt;=28;4;  IF([.F2]&lt;=36;6;  IF([.F2]&lt;=50;10;&quot;VER&quot;)))))" office:value-type="float" office:value="1.5" calcext:value-type="float">
            <text:p>1,5</text:p>
          </table:table-cell>
          <table:table-cell table:style-name="ce9" table:formula="of:=IF([.G2]&lt;=4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2 – Geladeira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" calcext:value-type="float">
            <text:p>4</text:p>
          </table:table-cell>
          <table:table-cell table:formula="of:=[.C3]/[.B3]" office:value-type="float" office:value="1.18110236220472" calcext:value-type="float">
            <text:p>1,18</text:p>
          </table:table-cell>
          <table:table-cell table:formula="of:=[.E3] / 0.8" office:value-type="float" office:value="1.47637795275591" calcext:value-type="float">
            <text:p>1,48</text:p>
          </table:table-cell>
          <table:table-cell table:style-name="ce5" table:formula="of:=(2 * [.D3] * [.F3] * 0.0175) / ([.B3] * [.H3]) * 100" office:value-type="float" office:value="0.108500217000434" calcext:value-type="float">
            <text:p>0,11</text:p>
          </table:table-cell>
          <table:table-cell table:formula="of:=IF([.F3]&lt;=15;1.5;  IF([.F3]&lt;=21;2.5;  IF([.F3]&lt;=28;4;  IF([.F3]&lt;=36;6;  IF([.F3]&lt;=50;10;&quot;VER&quot;)))))" office:value-type="float" office:value="1.5" calcext:value-type="float">
            <text:p>1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3 – Ventilador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" calcext:value-type="float">
            <text:p>8</text:p>
          </table:table-cell>
          <table:table-cell table:formula="of:=[.C4]/[.B4]" office:value-type="float" office:value="1.18110236220472" calcext:value-type="float">
            <text:p>1,18</text:p>
          </table:table-cell>
          <table:table-cell table:formula="of:=[.E4] / 0.8" office:value-type="float" office:value="1.47637795275591" calcext:value-type="float">
            <text:p>1,48</text:p>
          </table:table-cell>
          <table:table-cell table:style-name="ce5" table:formula="of:=(2 * [.D4] * [.F4] * 0.0175) / ([.B4] * [.H4]) * 100" office:value-type="float" office:value="0.217000434000868" calcext:value-type="float">
            <text:p>0,22</text:p>
          </table:table-cell>
          <table:table-cell table:formula="of:=IF([.F4]&lt;=15;1.5;  IF([.F4]&lt;=21;2.5;  IF([.F4]&lt;=28;4;  IF([.F4]&lt;=36;6;  IF([.F4]&lt;=50;10;&quot;VER&quot;)))))" office:value-type="float" office:value="1.5" calcext:value-type="float">
            <text:p>1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4 – Ventilador Dorm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" calcext:value-type="float">
            <text:p>10</text:p>
          </table:table-cell>
          <table:table-cell table:formula="of:=[.C5]/[.B5]" office:value-type="float" office:value="1.18110236220472" calcext:value-type="float">
            <text:p>1,18</text:p>
          </table:table-cell>
          <table:table-cell table:formula="of:=[.E5] / 0.8" office:value-type="float" office:value="1.47637795275591" calcext:value-type="float">
            <text:p>1,48</text:p>
          </table:table-cell>
          <table:table-cell table:style-name="ce5" table:formula="of:=(2 * [.D5] * [.F5] * 0.0175) / ([.B5] * [.H5]) * 100" office:value-type="float" office:value="0.271250542501085" calcext:value-type="float">
            <text:p>0,27</text:p>
          </table:table-cell>
          <table:table-cell table:formula="of:=IF([.F5]&lt;=15;1.5;  IF([.F5]&lt;=21;2.5;  IF([.F5]&lt;=28;4;  IF([.F5]&lt;=36;6;  IF([.F5]&lt;=50;10;&quot;VER&quot;)))))" office:value-type="float" office:value="1.5" calcext:value-type="float">
            <text:p>1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5 – Climatizador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0" calcext:value-type="float">
            <text:p>20</text:p>
          </table:table-cell>
          <table:table-cell table:formula="of:=[.C6]/[.B6]" office:value-type="float" office:value="1.18110236220472" calcext:value-type="float">
            <text:p>1,18</text:p>
          </table:table-cell>
          <table:table-cell table:formula="of:=[.E6] / 0.8" office:value-type="float" office:value="1.47637795275591" calcext:value-type="float">
            <text:p>1,48</text:p>
          </table:table-cell>
          <table:table-cell table:style-name="ce5" table:formula="of:=(2 * [.D6] * [.F6] * 0.0175) / ([.B6] * [.H6]) * 100" office:value-type="float" office:value="0.54250108500217" calcext:value-type="float">
            <text:p>0,54</text:p>
          </table:table-cell>
          <table:table-cell table:formula="of:=IF([.F6]&lt;=15;1.5;  IF([.F6]&lt;=21;2.5;  IF([.F6]&lt;=28;4;  IF([.F6]&lt;=36;6;  IF([.F6]&lt;=50;10;&quot;VER&quot;)))))" office:value-type="float" office:value="1.5" calcext:value-type="float">
            <text:p>1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6 – Cama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0" calcext:value-type="float">
            <text:p>30</text:p>
          </table:table-cell>
          <table:table-cell table:formula="of:=[.C7]/[.B7]" office:value-type="float" office:value="1.18110236220472" calcext:value-type="float">
            <text:p>1,18</text:p>
          </table:table-cell>
          <table:table-cell table:formula="of:=[.E7] / 0.8" office:value-type="float" office:value="1.47637795275591" calcext:value-type="float">
            <text:p>1,48</text:p>
          </table:table-cell>
          <table:table-cell table:style-name="ce5" table:formula="of:=(2 * [.D7] * [.F7] * 0.0175) / ([.B7] * [.H7]) * 100" office:value-type="float" office:value="0.813751627503255" calcext:value-type="float">
            <text:p>0,81</text:p>
          </table:table-cell>
          <table:table-cell table:formula="of:=IF([.F7]&lt;=15;1.5;  IF([.F7]&lt;=21;2.5;  IF([.F7]&lt;=28;4;  IF([.F7]&lt;=36;6;  IF([.F7]&lt;=50;10;&quot;VER&quot;)))))" office:value-type="float" office:value="1.5" calcext:value-type="float">
            <text:p>1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7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8]/[.B8]" office:value-type="float" office:value="0" calcext:value-type="float">
            <text:p>0,00</text:p>
          </table:table-cell>
          <table:table-cell table:formula="of:=[.E8] / 0.8" office:value-type="float" office:value="0" calcext:value-type="float">
            <text:p>0,00</text:p>
          </table:table-cell>
          <table:table-cell table:style-name="ce5" table:formula="of:=(2 * [.D8] * [.F8] * 0.0175) / ([.B8] * [.H8]) * 100" office:value-type="float" office:value="0" calcext:value-type="float">
            <text:p>0,00</text:p>
          </table:table-cell>
          <table:table-cell table:formula="of:=IF([.F8]&lt;=15;1.5;  IF([.F8]&lt;=21;2.5;  IF([.F8]&lt;=28;4;  IF([.F8]&lt;=36;6;  IF([.F8]&lt;=50;10;&quot;VER&quot;)))))" office:value-type="float" office:value="1.5" calcext:value-type="float">
            <text:p>1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8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formula="of:=[.C9]/[.B9]" office:value-type="float" office:value="0" calcext:value-type="float">
            <text:p>0,00</text:p>
          </table:table-cell>
          <table:table-cell table:formula="of:=[.E9] / 0.8" office:value-type="float" office:value="0" calcext:value-type="float">
            <text:p>0,00</text:p>
          </table:table-cell>
          <table:table-cell table:style-name="ce5" table:formula="of:=(2 * [.D9] * [.F9] * 0.0175) / ([.B9] * [.H9]) * 100" office:value-type="float" office:value="0" calcext:value-type="float">
            <text:p>0,00</text:p>
          </table:table-cell>
          <table:table-cell table:formula="of:=IF([.F9]&lt;=15;1.5;  IF([.F9]&lt;=21;2.5;  IF([.F9]&lt;=28;4;  IF([.F9]&lt;=36;6;  IF([.F9]&lt;=50;10;&quot;VER&quot;)))))" office:value-type="float" office:value="1.5" calcext:value-type="float">
            <text:p>1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900" calcext:value-type="float">
            <text:p>900</text:p>
          </table:table-cell>
          <table:table-cell/>
          <table:table-cell table:formula="of:=SUM([.E2:.E9])/0.8" office:value-type="float" office:value="8.85826771653543" calcext:value-type="float">
            <text:p>8,86</text:p>
          </table:table-cell>
          <table:table-cell table:formula="of:=SUM([.F2:.F9])/0.8" office:value-type="float" office:value="11.0728346456693" calcext:value-type="float">
            <text:p>11,07</text:p>
          </table:table-cell>
          <table:table-cell table:style-name="ce5" table:formula="of:=MAX([.G2:.G9])" office:value-type="float" office:value="0.813751627503255" calcext:value-type="float">
            <text:p>0,81</text:p>
          </table:table-cell>
          <table:table-cell table:formula="of:=MAX([.H2:.H9])" office:value-type="float" office:value="1.5" calcext:value-type="float">
            <text:p>1,5</text:p>
          </table:table-cell>
          <table:table-cell table:style-name="ce9" table:formula="of:=IF([.G10]&lt;=4;&quot;OK&quot;;&quot;NÃO OK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H2:.H9])" office:value-type="float" office:value="1.5" calcext:value-type="float">
            <text:p>1,5</text:p>
          </table:table-cell>
          <table:table-cell table:number-columns-repeated="5"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H10]&lt;=2.5;20;25)" office:value-type="float" office:value="20" calcext:value-type="float">
            <text:p>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B12]&lt;=1.5;16;  IF([.B12]&lt;=2.5;20;  IF([.B12]&lt;=4;25;  IF([.B12]&lt;=6;32;  IF([.B12]&lt;=10;40;  IF([.B12]&lt;=16;63;  IF([.B12]&lt;=25;80;&quot;VER&quot;)))))))" office:value-type="float" office:value="16" calcext:value-type="float">
            <text:p>16</text:p>
          </table:table-cell>
          <table:table-cell table:number-columns-repeated="4"/>
          <table:table-cell table:style-name="ce6"/>
          <table:table-cell table:style-name="ce8"/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2" table:style-name="ta1">
        <table:table-column table:style-name="co9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table:style-name="ce5"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table:style-name="ce3"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1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formula="of:=[.C2]/[.B2]" office:value-type="float" office:value="0" calcext:value-type="float">
            <text:p>0,00</text:p>
          </table:table-cell>
          <table:table-cell table:style-name="ce5" table:formula="of:=[.E2] / 0.8" office:value-type="float" office:value="0" calcext:value-type="float">
            <text:p>0,00</text:p>
          </table:table-cell>
          <table:table-cell table:style-name="ce5" table:formula="of:=(2 * [.D2] * [.F2] * 0.0175) / ([.B2] * [.H2]) * 100" office:value-type="float" office:value="0" calcext:value-type="float">
            <text:p>0,00</text:p>
          </table:table-cell>
          <table:table-cell table:style-name="ce3" table:formula="of:=IF([.F2]&lt;=15;1.5;  IF([.F2]&lt;=21;2.5;  IF([.F2]&lt;=28;4;  IF([.F2]&lt;=36;6;  IF([.F2]&lt;=50;10;&quot;VER&quot;)))))" office:value-type="float" office:value="1.5" calcext:value-type="float">
            <text:p>1,5</text:p>
          </table:table-cell>
          <table:table-cell table:style-name="ce9" table:formula="of:=IF([.G2]&lt;=4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2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formula="of:=[.C3]/[.B3]" office:value-type="float" office:value="0" calcext:value-type="float">
            <text:p>0,00</text:p>
          </table:table-cell>
          <table:table-cell table:style-name="ce5" table:formula="of:=[.E3] / 0.8" office:value-type="float" office:value="0" calcext:value-type="float">
            <text:p>0,00</text:p>
          </table:table-cell>
          <table:table-cell table:style-name="ce5" table:formula="of:=(2 * [.D3] * [.F3] * 0.0175) / ([.B3] * [.H3]) * 100" office:value-type="float" office:value="0" calcext:value-type="float">
            <text:p>0,00</text:p>
          </table:table-cell>
          <table:table-cell table:style-name="ce3" table:formula="of:=IF([.F3]&lt;=15;1.5;  IF([.F3]&lt;=21;2.5;  IF([.F3]&lt;=28;4;  IF([.F3]&lt;=36;6;  IF([.F3]&lt;=50;10;&quot;VER&quot;)))))" office:value-type="float" office:value="1.5" calcext:value-type="float">
            <text:p>1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3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formula="of:=[.C4]/[.B4]" office:value-type="float" office:value="0" calcext:value-type="float">
            <text:p>0,00</text:p>
          </table:table-cell>
          <table:table-cell table:style-name="ce5" table:formula="of:=[.E4] / 0.8" office:value-type="float" office:value="0" calcext:value-type="float">
            <text:p>0,00</text:p>
          </table:table-cell>
          <table:table-cell table:style-name="ce5" table:formula="of:=(2 * [.D4] * [.F4] * 0.0175) / ([.B4] * [.H4]) * 100" office:value-type="float" office:value="0" calcext:value-type="float">
            <text:p>0,00</text:p>
          </table:table-cell>
          <table:table-cell table:style-name="ce3" table:formula="of:=IF([.F4]&lt;=15;1.5;  IF([.F4]&lt;=21;2.5;  IF([.F4]&lt;=28;4;  IF([.F4]&lt;=36;6;  IF([.F4]&lt;=50;10;&quot;VER&quot;)))))" office:value-type="float" office:value="1.5" calcext:value-type="float">
            <text:p>1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4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formula="of:=[.C5]/[.B5]" office:value-type="float" office:value="0" calcext:value-type="float">
            <text:p>0,00</text:p>
          </table:table-cell>
          <table:table-cell table:style-name="ce5" table:formula="of:=[.E5] / 0.8" office:value-type="float" office:value="0" calcext:value-type="float">
            <text:p>0,00</text:p>
          </table:table-cell>
          <table:table-cell table:style-name="ce5" table:formula="of:=(2 * [.D5] * [.F5] * 0.0175) / ([.B5] * [.H5]) * 100" office:value-type="float" office:value="0" calcext:value-type="float">
            <text:p>0,00</text:p>
          </table:table-cell>
          <table:table-cell table:style-name="ce3" table:formula="of:=IF([.F5]&lt;=15;1.5;  IF([.F5]&lt;=21;2.5;  IF([.F5]&lt;=28;4;  IF([.F5]&lt;=36;6;  IF([.F5]&lt;=50;10;&quot;VER&quot;)))))" office:value-type="float" office:value="1.5" calcext:value-type="float">
            <text:p>1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5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formula="of:=[.C6]/[.B6]" office:value-type="float" office:value="0" calcext:value-type="float">
            <text:p>0,00</text:p>
          </table:table-cell>
          <table:table-cell table:style-name="ce5" table:formula="of:=[.E6] / 0.8" office:value-type="float" office:value="0" calcext:value-type="float">
            <text:p>0,00</text:p>
          </table:table-cell>
          <table:table-cell table:style-name="ce5" table:formula="of:=(2 * [.D6] * [.F6] * 0.0175) / ([.B6] * [.H6]) * 100" office:value-type="float" office:value="0" calcext:value-type="float">
            <text:p>0,00</text:p>
          </table:table-cell>
          <table:table-cell table:style-name="ce3" table:formula="of:=IF([.F6]&lt;=15;1.5;  IF([.F6]&lt;=21;2.5;  IF([.F6]&lt;=28;4;  IF([.F6]&lt;=36;6;  IF([.F6]&lt;=50;10;&quot;VER&quot;)))))" office:value-type="float" office:value="1.5" calcext:value-type="float">
            <text:p>1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6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formula="of:=[.C7]/[.B7]" office:value-type="float" office:value="0" calcext:value-type="float">
            <text:p>0,00</text:p>
          </table:table-cell>
          <table:table-cell table:style-name="ce5" table:formula="of:=[.E7] / 0.8" office:value-type="float" office:value="0" calcext:value-type="float">
            <text:p>0,00</text:p>
          </table:table-cell>
          <table:table-cell table:style-name="ce5" table:formula="of:=(2 * [.D7] * [.F7] * 0.0175) / ([.B7] * [.H7]) * 100" office:value-type="float" office:value="0" calcext:value-type="float">
            <text:p>0,00</text:p>
          </table:table-cell>
          <table:table-cell table:style-name="ce3" table:formula="of:=IF([.F7]&lt;=15;1.5;  IF([.F7]&lt;=21;2.5;  IF([.F7]&lt;=28;4;  IF([.F7]&lt;=36;6;  IF([.F7]&lt;=50;10;&quot;VER&quot;)))))" office:value-type="float" office:value="1.5" calcext:value-type="float">
            <text:p>1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7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8]/[.B8]" office:value-type="float" office:value="0" calcext:value-type="float">
            <text:p>0,00</text:p>
          </table:table-cell>
          <table:table-cell table:style-name="ce5" table:formula="of:=[.E8] / 0.8" office:value-type="float" office:value="0" calcext:value-type="float">
            <text:p>0,00</text:p>
          </table:table-cell>
          <table:table-cell table:style-name="ce5" table:formula="of:=(2 * [.D8] * [.F8] * 0.0175) / ([.B8] * [.H8]) * 100" office:value-type="float" office:value="0" calcext:value-type="float">
            <text:p>0,00</text:p>
          </table:table-cell>
          <table:table-cell table:style-name="ce3" table:formula="of:=IF([.F8]&lt;=15;1.5;  IF([.F8]&lt;=21;2.5;  IF([.F8]&lt;=28;4;  IF([.F8]&lt;=36;6;  IF([.F8]&lt;=50;10;&quot;VER&quot;)))))" office:value-type="float" office:value="1.5" calcext:value-type="float">
            <text:p>1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8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formula="of:=[.C9]/[.B9]" office:value-type="float" office:value="0" calcext:value-type="float">
            <text:p>0,00</text:p>
          </table:table-cell>
          <table:table-cell table:style-name="ce5" table:formula="of:=[.E9] / 0.8" office:value-type="float" office:value="0" calcext:value-type="float">
            <text:p>0,00</text:p>
          </table:table-cell>
          <table:table-cell table:style-name="ce5" table:formula="of:=(2 * [.D9] * [.F9] * 0.0175) / ([.B9] * [.H9]) * 100" office:value-type="float" office:value="0" calcext:value-type="float">
            <text:p>0,00</text:p>
          </table:table-cell>
          <table:table-cell table:style-name="ce3" table:formula="of:=IF([.F9]&lt;=15;1.5;  IF([.F9]&lt;=21;2.5;  IF([.F9]&lt;=28;4;  IF([.F9]&lt;=36;6;  IF([.F9]&lt;=50;10;&quot;VER&quot;)))))" office:value-type="float" office:value="1.5" calcext:value-type="float">
            <text:p>1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0" calcext:value-type="float">
            <text:p>0</text:p>
          </table:table-cell>
          <table:table-cell/>
          <table:table-cell table:formula="of:=SUM([.E2:.E9])/0.8" office:value-type="float" office:value="0" calcext:value-type="float">
            <text:p>0,00</text:p>
          </table:table-cell>
          <table:table-cell table:style-name="ce5" table:formula="of:=SUM([.F2:.F9])/0.8" office:value-type="float" office:value="0" calcext:value-type="float">
            <text:p>0,00</text:p>
          </table:table-cell>
          <table:table-cell table:style-name="ce5" table:formula="of:=MAX([.G2:.G9])" office:value-type="float" office:value="0" calcext:value-type="float">
            <text:p>0,00</text:p>
          </table:table-cell>
          <table:table-cell table:style-name="ce3" table:formula="of:=MAX([.H2:.H9])" office:value-type="float" office:value="1.5" calcext:value-type="float">
            <text:p>1,5</text:p>
          </table:table-cell>
          <table:table-cell table:style-name="ce9" table:formula="of:=IF([.G10]&lt;=4;&quot;OK&quot;;&quot;NÃO OK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H2:.H9])" office:value-type="float" office:value="1.5" calcext:value-type="float">
            <text:p>1,5</text:p>
          </table:table-cell>
          <table:table-cell table:number-columns-repeated="3"/>
          <table:table-cell table:style-name="ce5"/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H10]&lt;=2.5;20;25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B12]&lt;=1.5;16;  IF([.B12]&lt;=2.5;20;  IF([.B12]&lt;=4;25;  IF([.B12]&lt;=6;32;  IF([.B12]&lt;=10;40;  IF([.B12]&lt;=16;63;  IF([.B12]&lt;=25;80;&quot;VER&quot;)))))))" office:value-type="float" office:value="16" calcext:value-type="float">
            <text:p>16</text:p>
          </table:table-cell>
          <table:table-cell table:number-columns-repeated="3"/>
          <table:table-cell table:style-name="ce5"/>
          <table:table-cell table:style-name="ce6"/>
          <table:table-cell table:style-name="ce8"/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3" table:style-name="ta1">
        <table:table-column table:style-name="co9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table:style-name="ce5"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table:style-name="ce3"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1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formula="of:=[.C2]/[.B2]" office:value-type="float" office:value="0" calcext:value-type="float">
            <text:p>0,00</text:p>
          </table:table-cell>
          <table:table-cell table:style-name="ce5" table:formula="of:=[.E2] / 0.8" office:value-type="float" office:value="0" calcext:value-type="float">
            <text:p>0,00</text:p>
          </table:table-cell>
          <table:table-cell table:style-name="ce5" table:formula="of:=(2 * [.D2] * [.F2] * 0.0175) / ([.B2] * [.H2]) * 100" office:value-type="float" office:value="0" calcext:value-type="float">
            <text:p>0,00</text:p>
          </table:table-cell>
          <table:table-cell table:style-name="ce3" table:formula="of:=IF([.F2]&lt;=15;1.5;  IF([.F2]&lt;=21;2.5;  IF([.F2]&lt;=28;4;  IF([.F2]&lt;=36;6;  IF([.F2]&lt;=50;10;&quot;VER&quot;)))))" office:value-type="float" office:value="1.5" calcext:value-type="float">
            <text:p>1,5</text:p>
          </table:table-cell>
          <table:table-cell table:style-name="ce9" table:formula="of:=IF([.G2]&lt;=4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2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formula="of:=[.C3]/[.B3]" office:value-type="float" office:value="0" calcext:value-type="float">
            <text:p>0,00</text:p>
          </table:table-cell>
          <table:table-cell table:style-name="ce5" table:formula="of:=[.E3] / 0.8" office:value-type="float" office:value="0" calcext:value-type="float">
            <text:p>0,00</text:p>
          </table:table-cell>
          <table:table-cell table:style-name="ce5" table:formula="of:=(2 * [.D3] * [.F3] * 0.0175) / ([.B3] * [.H3]) * 100" office:value-type="float" office:value="0" calcext:value-type="float">
            <text:p>0,00</text:p>
          </table:table-cell>
          <table:table-cell table:style-name="ce3" table:formula="of:=IF([.F3]&lt;=15;1.5;  IF([.F3]&lt;=21;2.5;  IF([.F3]&lt;=28;4;  IF([.F3]&lt;=36;6;  IF([.F3]&lt;=50;10;&quot;VER&quot;)))))" office:value-type="float" office:value="1.5" calcext:value-type="float">
            <text:p>1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3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formula="of:=[.C4]/[.B4]" office:value-type="float" office:value="0" calcext:value-type="float">
            <text:p>0,00</text:p>
          </table:table-cell>
          <table:table-cell table:style-name="ce5" table:formula="of:=[.E4] / 0.8" office:value-type="float" office:value="0" calcext:value-type="float">
            <text:p>0,00</text:p>
          </table:table-cell>
          <table:table-cell table:style-name="ce5" table:formula="of:=(2 * [.D4] * [.F4] * 0.0175) / ([.B4] * [.H4]) * 100" office:value-type="float" office:value="0" calcext:value-type="float">
            <text:p>0,00</text:p>
          </table:table-cell>
          <table:table-cell table:style-name="ce3" table:formula="of:=IF([.F4]&lt;=15;1.5;  IF([.F4]&lt;=21;2.5;  IF([.F4]&lt;=28;4;  IF([.F4]&lt;=36;6;  IF([.F4]&lt;=50;10;&quot;VER&quot;)))))" office:value-type="float" office:value="1.5" calcext:value-type="float">
            <text:p>1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4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formula="of:=[.C5]/[.B5]" office:value-type="float" office:value="0" calcext:value-type="float">
            <text:p>0,00</text:p>
          </table:table-cell>
          <table:table-cell table:style-name="ce5" table:formula="of:=[.E5] / 0.8" office:value-type="float" office:value="0" calcext:value-type="float">
            <text:p>0,00</text:p>
          </table:table-cell>
          <table:table-cell table:style-name="ce5" table:formula="of:=(2 * [.D5] * [.F5] * 0.0175) / ([.B5] * [.H5]) * 100" office:value-type="float" office:value="0" calcext:value-type="float">
            <text:p>0,00</text:p>
          </table:table-cell>
          <table:table-cell table:style-name="ce3" table:formula="of:=IF([.F5]&lt;=15;1.5;  IF([.F5]&lt;=21;2.5;  IF([.F5]&lt;=28;4;  IF([.F5]&lt;=36;6;  IF([.F5]&lt;=50;10;&quot;VER&quot;)))))" office:value-type="float" office:value="1.5" calcext:value-type="float">
            <text:p>1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5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formula="of:=[.C6]/[.B6]" office:value-type="float" office:value="0" calcext:value-type="float">
            <text:p>0,00</text:p>
          </table:table-cell>
          <table:table-cell table:style-name="ce5" table:formula="of:=[.E6] / 0.8" office:value-type="float" office:value="0" calcext:value-type="float">
            <text:p>0,00</text:p>
          </table:table-cell>
          <table:table-cell table:style-name="ce5" table:formula="of:=(2 * [.D6] * [.F6] * 0.0175) / ([.B6] * [.H6]) * 100" office:value-type="float" office:value="0" calcext:value-type="float">
            <text:p>0,00</text:p>
          </table:table-cell>
          <table:table-cell table:style-name="ce3" table:formula="of:=IF([.F6]&lt;=15;1.5;  IF([.F6]&lt;=21;2.5;  IF([.F6]&lt;=28;4;  IF([.F6]&lt;=36;6;  IF([.F6]&lt;=50;10;&quot;VER&quot;)))))" office:value-type="float" office:value="1.5" calcext:value-type="float">
            <text:p>1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6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formula="of:=[.C7]/[.B7]" office:value-type="float" office:value="0" calcext:value-type="float">
            <text:p>0,00</text:p>
          </table:table-cell>
          <table:table-cell table:style-name="ce5" table:formula="of:=[.E7] / 0.8" office:value-type="float" office:value="0" calcext:value-type="float">
            <text:p>0,00</text:p>
          </table:table-cell>
          <table:table-cell table:style-name="ce5" table:formula="of:=(2 * [.D7] * [.F7] * 0.0175) / ([.B7] * [.H7]) * 100" office:value-type="float" office:value="0" calcext:value-type="float">
            <text:p>0,00</text:p>
          </table:table-cell>
          <table:table-cell table:style-name="ce3" table:formula="of:=IF([.F7]&lt;=15;1.5;  IF([.F7]&lt;=21;2.5;  IF([.F7]&lt;=28;4;  IF([.F7]&lt;=36;6;  IF([.F7]&lt;=50;10;&quot;VER&quot;)))))" office:value-type="float" office:value="1.5" calcext:value-type="float">
            <text:p>1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7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8]/[.B8]" office:value-type="float" office:value="0" calcext:value-type="float">
            <text:p>0,00</text:p>
          </table:table-cell>
          <table:table-cell table:style-name="ce5" table:formula="of:=[.E8] / 0.8" office:value-type="float" office:value="0" calcext:value-type="float">
            <text:p>0,00</text:p>
          </table:table-cell>
          <table:table-cell table:style-name="ce5" table:formula="of:=(2 * [.D8] * [.F8] * 0.0175) / ([.B8] * [.H8]) * 100" office:value-type="float" office:value="0" calcext:value-type="float">
            <text:p>0,00</text:p>
          </table:table-cell>
          <table:table-cell table:style-name="ce3" table:formula="of:=IF([.F8]&lt;=15;1.5;  IF([.F8]&lt;=21;2.5;  IF([.F8]&lt;=28;4;  IF([.F8]&lt;=36;6;  IF([.F8]&lt;=50;10;&quot;VER&quot;)))))" office:value-type="float" office:value="1.5" calcext:value-type="float">
            <text:p>1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8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formula="of:=[.C9]/[.B9]" office:value-type="float" office:value="0" calcext:value-type="float">
            <text:p>0,00</text:p>
          </table:table-cell>
          <table:table-cell table:style-name="ce5" table:formula="of:=[.E9] / 0.8" office:value-type="float" office:value="0" calcext:value-type="float">
            <text:p>0,00</text:p>
          </table:table-cell>
          <table:table-cell table:style-name="ce5" table:formula="of:=(2 * [.D9] * [.F9] * 0.0175) / ([.B9] * [.H9]) * 100" office:value-type="float" office:value="0" calcext:value-type="float">
            <text:p>0,00</text:p>
          </table:table-cell>
          <table:table-cell table:style-name="ce3" table:formula="of:=IF([.F9]&lt;=15;1.5;  IF([.F9]&lt;=21;2.5;  IF([.F9]&lt;=28;4;  IF([.F9]&lt;=36;6;  IF([.F9]&lt;=50;10;&quot;VER&quot;)))))" office:value-type="float" office:value="1.5" calcext:value-type="float">
            <text:p>1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0" calcext:value-type="float">
            <text:p>0</text:p>
          </table:table-cell>
          <table:table-cell/>
          <table:table-cell table:formula="of:=SUM([.E2:.E9])/0.8" office:value-type="float" office:value="0" calcext:value-type="float">
            <text:p>0,00</text:p>
          </table:table-cell>
          <table:table-cell table:style-name="ce5" table:formula="of:=SUM([.F2:.F9])/0.8" office:value-type="float" office:value="0" calcext:value-type="float">
            <text:p>0,00</text:p>
          </table:table-cell>
          <table:table-cell table:style-name="ce5" table:formula="of:=MAX([.G2:.G9])" office:value-type="float" office:value="0" calcext:value-type="float">
            <text:p>0,00</text:p>
          </table:table-cell>
          <table:table-cell table:style-name="ce3" table:formula="of:=MAX([.H2:.H9])" office:value-type="float" office:value="1.5" calcext:value-type="float">
            <text:p>1,5</text:p>
          </table:table-cell>
          <table:table-cell table:style-name="ce9" table:formula="of:=IF([.G10]&lt;=4;&quot;OK&quot;;&quot;NÃO OK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H2:.H9])" office:value-type="float" office:value="1.5" calcext:value-type="float">
            <text:p>1,5</text:p>
          </table:table-cell>
          <table:table-cell table:number-columns-repeated="3"/>
          <table:table-cell table:style-name="ce5"/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H10]&lt;=2.5;20;25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B12]&lt;=1.5;16;  IF([.B12]&lt;=2.5;20;  IF([.B12]&lt;=4;25;  IF([.B12]&lt;=6;32;  IF([.B12]&lt;=10;40;  IF([.B12]&lt;=16;63;  IF([.B12]&lt;=25;80;&quot;VER&quot;)))))))" office:value-type="float" office:value="16" calcext:value-type="float">
            <text:p>16</text:p>
          </table:table-cell>
          <table:table-cell table:number-columns-repeated="3"/>
          <table:table-cell table:style-name="ce5"/>
          <table:table-cell table:style-name="ce6"/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4" table:style-name="ta1">
        <table:table-column table:style-name="co9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table:style-name="ce5"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table:style-name="ce3"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1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formula="of:=[.C2]/[.B2]" office:value-type="float" office:value="0" calcext:value-type="float">
            <text:p>0,00</text:p>
          </table:table-cell>
          <table:table-cell table:style-name="ce5" table:formula="of:=[.E2] / 0.8" office:value-type="float" office:value="0" calcext:value-type="float">
            <text:p>0,00</text:p>
          </table:table-cell>
          <table:table-cell table:style-name="ce5" table:formula="of:=(2 * [.D2] * [.F2] * 0.0175) / ([.B2] * [.H2]) * 100" office:value-type="float" office:value="0" calcext:value-type="float">
            <text:p>0,00</text:p>
          </table:table-cell>
          <table:table-cell table:style-name="ce3" table:formula="of:=IF([.F2]&lt;=15;1.5;  IF([.F2]&lt;=21;2.5;  IF([.F2]&lt;=28;4;  IF([.F2]&lt;=36;6;  IF([.F2]&lt;=50;10;&quot;VER&quot;)))))" office:value-type="float" office:value="1.5" calcext:value-type="float">
            <text:p>1,5</text:p>
          </table:table-cell>
          <table:table-cell table:style-name="ce9" table:formula="of:=IF([.G2]&lt;=4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2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formula="of:=[.C3]/[.B3]" office:value-type="float" office:value="0" calcext:value-type="float">
            <text:p>0,00</text:p>
          </table:table-cell>
          <table:table-cell table:style-name="ce5" table:formula="of:=[.E3] / 0.8" office:value-type="float" office:value="0" calcext:value-type="float">
            <text:p>0,00</text:p>
          </table:table-cell>
          <table:table-cell table:style-name="ce5" table:formula="of:=(2 * [.D3] * [.F3] * 0.0175) / ([.B3] * [.H3]) * 100" office:value-type="float" office:value="0" calcext:value-type="float">
            <text:p>0,00</text:p>
          </table:table-cell>
          <table:table-cell table:style-name="ce3" table:formula="of:=IF([.F3]&lt;=15;1.5;  IF([.F3]&lt;=21;2.5;  IF([.F3]&lt;=28;4;  IF([.F3]&lt;=36;6;  IF([.F3]&lt;=50;10;&quot;VER&quot;)))))" office:value-type="float" office:value="1.5" calcext:value-type="float">
            <text:p>1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3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formula="of:=[.C4]/[.B4]" office:value-type="float" office:value="0" calcext:value-type="float">
            <text:p>0,00</text:p>
          </table:table-cell>
          <table:table-cell table:style-name="ce5" table:formula="of:=[.E4] / 0.8" office:value-type="float" office:value="0" calcext:value-type="float">
            <text:p>0,00</text:p>
          </table:table-cell>
          <table:table-cell table:style-name="ce5" table:formula="of:=(2 * [.D4] * [.F4] * 0.0175) / ([.B4] * [.H4]) * 100" office:value-type="float" office:value="0" calcext:value-type="float">
            <text:p>0,00</text:p>
          </table:table-cell>
          <table:table-cell table:style-name="ce3" table:formula="of:=IF([.F4]&lt;=15;1.5;  IF([.F4]&lt;=21;2.5;  IF([.F4]&lt;=28;4;  IF([.F4]&lt;=36;6;  IF([.F4]&lt;=50;10;&quot;VER&quot;)))))" office:value-type="float" office:value="1.5" calcext:value-type="float">
            <text:p>1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4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formula="of:=[.C5]/[.B5]" office:value-type="float" office:value="0" calcext:value-type="float">
            <text:p>0,00</text:p>
          </table:table-cell>
          <table:table-cell table:style-name="ce5" table:formula="of:=[.E5] / 0.8" office:value-type="float" office:value="0" calcext:value-type="float">
            <text:p>0,00</text:p>
          </table:table-cell>
          <table:table-cell table:style-name="ce5" table:formula="of:=(2 * [.D5] * [.F5] * 0.0175) / ([.B5] * [.H5]) * 100" office:value-type="float" office:value="0" calcext:value-type="float">
            <text:p>0,00</text:p>
          </table:table-cell>
          <table:table-cell table:style-name="ce3" table:formula="of:=IF([.F5]&lt;=15;1.5;  IF([.F5]&lt;=21;2.5;  IF([.F5]&lt;=28;4;  IF([.F5]&lt;=36;6;  IF([.F5]&lt;=50;10;&quot;VER&quot;)))))" office:value-type="float" office:value="1.5" calcext:value-type="float">
            <text:p>1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5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formula="of:=[.C6]/[.B6]" office:value-type="float" office:value="0" calcext:value-type="float">
            <text:p>0,00</text:p>
          </table:table-cell>
          <table:table-cell table:style-name="ce5" table:formula="of:=[.E6] / 0.8" office:value-type="float" office:value="0" calcext:value-type="float">
            <text:p>0,00</text:p>
          </table:table-cell>
          <table:table-cell table:style-name="ce5" table:formula="of:=(2 * [.D6] * [.F6] * 0.0175) / ([.B6] * [.H6]) * 100" office:value-type="float" office:value="0" calcext:value-type="float">
            <text:p>0,00</text:p>
          </table:table-cell>
          <table:table-cell table:style-name="ce3" table:formula="of:=IF([.F6]&lt;=15;1.5;  IF([.F6]&lt;=21;2.5;  IF([.F6]&lt;=28;4;  IF([.F6]&lt;=36;6;  IF([.F6]&lt;=50;10;&quot;VER&quot;)))))" office:value-type="float" office:value="1.5" calcext:value-type="float">
            <text:p>1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6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formula="of:=[.C7]/[.B7]" office:value-type="float" office:value="0" calcext:value-type="float">
            <text:p>0,00</text:p>
          </table:table-cell>
          <table:table-cell table:style-name="ce5" table:formula="of:=[.E7] / 0.8" office:value-type="float" office:value="0" calcext:value-type="float">
            <text:p>0,00</text:p>
          </table:table-cell>
          <table:table-cell table:style-name="ce5" table:formula="of:=(2 * [.D7] * [.F7] * 0.0175) / ([.B7] * [.H7]) * 100" office:value-type="float" office:value="0" calcext:value-type="float">
            <text:p>0,00</text:p>
          </table:table-cell>
          <table:table-cell table:style-name="ce3" table:formula="of:=IF([.F7]&lt;=15;1.5;  IF([.F7]&lt;=21;2.5;  IF([.F7]&lt;=28;4;  IF([.F7]&lt;=36;6;  IF([.F7]&lt;=50;10;&quot;VER&quot;)))))" office:value-type="float" office:value="1.5" calcext:value-type="float">
            <text:p>1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7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8]/[.B8]" office:value-type="float" office:value="0" calcext:value-type="float">
            <text:p>0,00</text:p>
          </table:table-cell>
          <table:table-cell table:style-name="ce5" table:formula="of:=[.E8] / 0.8" office:value-type="float" office:value="0" calcext:value-type="float">
            <text:p>0,00</text:p>
          </table:table-cell>
          <table:table-cell table:style-name="ce5" table:formula="of:=(2 * [.D8] * [.F8] * 0.0175) / ([.B8] * [.H8]) * 100" office:value-type="float" office:value="0" calcext:value-type="float">
            <text:p>0,00</text:p>
          </table:table-cell>
          <table:table-cell table:style-name="ce3" table:formula="of:=IF([.F8]&lt;=15;1.5;  IF([.F8]&lt;=21;2.5;  IF([.F8]&lt;=28;4;  IF([.F8]&lt;=36;6;  IF([.F8]&lt;=50;10;&quot;VER&quot;)))))" office:value-type="float" office:value="1.5" calcext:value-type="float">
            <text:p>1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8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formula="of:=[.C9]/[.B9]" office:value-type="float" office:value="0" calcext:value-type="float">
            <text:p>0,00</text:p>
          </table:table-cell>
          <table:table-cell table:style-name="ce5" table:formula="of:=[.E9] / 0.8" office:value-type="float" office:value="0" calcext:value-type="float">
            <text:p>0,00</text:p>
          </table:table-cell>
          <table:table-cell table:style-name="ce5" table:formula="of:=(2 * [.D9] * [.F9] * 0.0175) / ([.B9] * [.H9]) * 100" office:value-type="float" office:value="0" calcext:value-type="float">
            <text:p>0,00</text:p>
          </table:table-cell>
          <table:table-cell table:style-name="ce3" table:formula="of:=IF([.F9]&lt;=15;1.5;  IF([.F9]&lt;=21;2.5;  IF([.F9]&lt;=28;4;  IF([.F9]&lt;=36;6;  IF([.F9]&lt;=50;10;&quot;VER&quot;)))))" office:value-type="float" office:value="1.5" calcext:value-type="float">
            <text:p>1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0" calcext:value-type="float">
            <text:p>0</text:p>
          </table:table-cell>
          <table:table-cell/>
          <table:table-cell table:formula="of:=SUM([.E2:.E9])/0.8" office:value-type="float" office:value="0" calcext:value-type="float">
            <text:p>0,00</text:p>
          </table:table-cell>
          <table:table-cell table:style-name="ce5" table:formula="of:=SUM([.F2:.F9])/0.8" office:value-type="float" office:value="0" calcext:value-type="float">
            <text:p>0,00</text:p>
          </table:table-cell>
          <table:table-cell table:style-name="ce5" table:formula="of:=MAX([.G2:.G9])" office:value-type="float" office:value="0" calcext:value-type="float">
            <text:p>0,00</text:p>
          </table:table-cell>
          <table:table-cell table:style-name="ce3" table:formula="of:=MAX([.H2:.H9])" office:value-type="float" office:value="1.5" calcext:value-type="float">
            <text:p>1,5</text:p>
          </table:table-cell>
          <table:table-cell table:style-name="ce9" table:formula="of:=IF([.G10]&lt;=4;&quot;OK&quot;;&quot;NÃO OK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H2:.H9])" office:value-type="float" office:value="1.5" calcext:value-type="float">
            <text:p>1,5</text:p>
          </table:table-cell>
          <table:table-cell table:number-columns-repeated="3"/>
          <table:table-cell table:style-name="ce5"/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H10]&lt;=2.5;20;25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B12]&lt;=1.5;16;  IF([.B12]&lt;=2.5;20;  IF([.B12]&lt;=4;25;  IF([.B12]&lt;=6;32;  IF([.B12]&lt;=10;40;  IF([.B12]&lt;=16;63;  IF([.B12]&lt;=25;80;&quot;VER&quot;)))))))" office:value-type="float" office:value="16" calcext:value-type="float">
            <text:p>16</text:p>
          </table:table-cell>
          <table:table-cell table:number-columns-repeated="3"/>
          <table:table-cell table:style-name="ce5"/>
          <table:table-cell table:style-name="ce6"/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G5" table:style-name="ta1">
        <table:table-column table:style-name="co9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10" table:default-cell-style-name="ce2"/>
        <table:table-column table:style-name="co8" table:number-columns-repeated="16376" table:default-cell-style-name="ce2"/>
        <table:table-row table:style-name="ro1">
          <table:table-cell office:value-type="string" calcext:value-type="string">
            <text:p>Tomada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table:style-name="ce5"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table:style-name="ce3" office:value-type="string" calcext:value-type="string">
            <text:p>FIO (mm²)</text:p>
          </table:table-cell>
          <table:table-cell office:value-type="string" calcext:value-type="string">
            <text:p>CIRCUIT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1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formula="of:=[.C2]/[.B2]" office:value-type="float" office:value="0" calcext:value-type="float">
            <text:p>0,00</text:p>
          </table:table-cell>
          <table:table-cell table:style-name="ce5" table:formula="of:=[.E2] / 0.8" office:value-type="float" office:value="0" calcext:value-type="float">
            <text:p>0,00</text:p>
          </table:table-cell>
          <table:table-cell table:style-name="ce5" table:formula="of:=(2 * [.D2] * [.F2] * 0.0175) / ([.B2] * [.H2]) * 100" office:value-type="float" office:value="0" calcext:value-type="float">
            <text:p>0,00</text:p>
          </table:table-cell>
          <table:table-cell table:style-name="ce3" table:formula="of:=IF([.F2]&lt;=15;1.5;  IF([.F2]&lt;=21;2.5;  IF([.F2]&lt;=28;4;  IF([.F2]&lt;=36;6;  IF([.F2]&lt;=50;10;&quot;VER&quot;)))))" office:value-type="float" office:value="1.5" calcext:value-type="float">
            <text:p>1,5</text:p>
          </table:table-cell>
          <table:table-cell table:style-name="ce9" table:formula="of:=IF([.G2]&lt;=4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2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formula="of:=[.C3]/[.B3]" office:value-type="float" office:value="0" calcext:value-type="float">
            <text:p>0,00</text:p>
          </table:table-cell>
          <table:table-cell table:style-name="ce5" table:formula="of:=[.E3] / 0.8" office:value-type="float" office:value="0" calcext:value-type="float">
            <text:p>0,00</text:p>
          </table:table-cell>
          <table:table-cell table:style-name="ce5" table:formula="of:=(2 * [.D3] * [.F3] * 0.0175) / ([.B3] * [.H3]) * 100" office:value-type="float" office:value="0" calcext:value-type="float">
            <text:p>0,00</text:p>
          </table:table-cell>
          <table:table-cell table:style-name="ce3" table:formula="of:=IF([.F3]&lt;=15;1.5;  IF([.F3]&lt;=21;2.5;  IF([.F3]&lt;=28;4;  IF([.F3]&lt;=36;6;  IF([.F3]&lt;=50;10;&quot;VER&quot;)))))" office:value-type="float" office:value="1.5" calcext:value-type="float">
            <text:p>1,5</text:p>
          </table:table-cell>
          <table:table-cell table:formula="of:=IF(SUM([.$E$2:.E3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3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formula="of:=[.C4]/[.B4]" office:value-type="float" office:value="0" calcext:value-type="float">
            <text:p>0,00</text:p>
          </table:table-cell>
          <table:table-cell table:style-name="ce5" table:formula="of:=[.E4] / 0.8" office:value-type="float" office:value="0" calcext:value-type="float">
            <text:p>0,00</text:p>
          </table:table-cell>
          <table:table-cell table:style-name="ce5" table:formula="of:=(2 * [.D4] * [.F4] * 0.0175) / ([.B4] * [.H4]) * 100" office:value-type="float" office:value="0" calcext:value-type="float">
            <text:p>0,00</text:p>
          </table:table-cell>
          <table:table-cell table:style-name="ce3" table:formula="of:=IF([.F4]&lt;=15;1.5;  IF([.F4]&lt;=21;2.5;  IF([.F4]&lt;=28;4;  IF([.F4]&lt;=36;6;  IF([.F4]&lt;=50;10;&quot;VER&quot;)))))" office:value-type="float" office:value="1.5" calcext:value-type="float">
            <text:p>1,5</text:p>
          </table:table-cell>
          <table:table-cell table:formula="of:=IF(SUM([.$E$2:.E4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4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formula="of:=[.C5]/[.B5]" office:value-type="float" office:value="0" calcext:value-type="float">
            <text:p>0,00</text:p>
          </table:table-cell>
          <table:table-cell table:style-name="ce5" table:formula="of:=[.E5] / 0.8" office:value-type="float" office:value="0" calcext:value-type="float">
            <text:p>0,00</text:p>
          </table:table-cell>
          <table:table-cell table:style-name="ce5" table:formula="of:=(2 * [.D5] * [.F5] * 0.0175) / ([.B5] * [.H5]) * 100" office:value-type="float" office:value="0" calcext:value-type="float">
            <text:p>0,00</text:p>
          </table:table-cell>
          <table:table-cell table:style-name="ce3" table:formula="of:=IF([.F5]&lt;=15;1.5;  IF([.F5]&lt;=21;2.5;  IF([.F5]&lt;=28;4;  IF([.F5]&lt;=36;6;  IF([.F5]&lt;=50;10;&quot;VER&quot;)))))" office:value-type="float" office:value="1.5" calcext:value-type="float">
            <text:p>1,5</text:p>
          </table:table-cell>
          <table:table-cell table:formula="of:=IF(SUM([.$E$2:.E5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5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formula="of:=[.C6]/[.B6]" office:value-type="float" office:value="0" calcext:value-type="float">
            <text:p>0,00</text:p>
          </table:table-cell>
          <table:table-cell table:style-name="ce5" table:formula="of:=[.E6] / 0.8" office:value-type="float" office:value="0" calcext:value-type="float">
            <text:p>0,00</text:p>
          </table:table-cell>
          <table:table-cell table:style-name="ce5" table:formula="of:=(2 * [.D6] * [.F6] * 0.0175) / ([.B6] * [.H6]) * 100" office:value-type="float" office:value="0" calcext:value-type="float">
            <text:p>0,00</text:p>
          </table:table-cell>
          <table:table-cell table:style-name="ce3" table:formula="of:=IF([.F6]&lt;=15;1.5;  IF([.F6]&lt;=21;2.5;  IF([.F6]&lt;=28;4;  IF([.F6]&lt;=36;6;  IF([.F6]&lt;=50;10;&quot;VER&quot;)))))" office:value-type="float" office:value="1.5" calcext:value-type="float">
            <text:p>1,5</text:p>
          </table:table-cell>
          <table:table-cell table:formula="of:=IF(SUM([.$E$2:.E6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6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formula="of:=[.C7]/[.B7]" office:value-type="float" office:value="0" calcext:value-type="float">
            <text:p>0,00</text:p>
          </table:table-cell>
          <table:table-cell table:style-name="ce5" table:formula="of:=[.E7] / 0.8" office:value-type="float" office:value="0" calcext:value-type="float">
            <text:p>0,00</text:p>
          </table:table-cell>
          <table:table-cell table:style-name="ce5" table:formula="of:=(2 * [.D7] * [.F7] * 0.0175) / ([.B7] * [.H7]) * 100" office:value-type="float" office:value="0" calcext:value-type="float">
            <text:p>0,00</text:p>
          </table:table-cell>
          <table:table-cell table:style-name="ce3" table:formula="of:=IF([.F7]&lt;=15;1.5;  IF([.F7]&lt;=21;2.5;  IF([.F7]&lt;=28;4;  IF([.F7]&lt;=36;6;  IF([.F7]&lt;=50;10;&quot;VER&quot;)))))" office:value-type="float" office:value="1.5" calcext:value-type="float">
            <text:p>1,5</text:p>
          </table:table-cell>
          <table:table-cell table:formula="of:=IF(SUM([.$E$2:.E7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7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formula="of:=[.C8]/[.B8]" office:value-type="float" office:value="0" calcext:value-type="float">
            <text:p>0,00</text:p>
          </table:table-cell>
          <table:table-cell table:style-name="ce5" table:formula="of:=[.E8] / 0.8" office:value-type="float" office:value="0" calcext:value-type="float">
            <text:p>0,00</text:p>
          </table:table-cell>
          <table:table-cell table:style-name="ce5" table:formula="of:=(2 * [.D8] * [.F8] * 0.0175) / ([.B8] * [.H8]) * 100" office:value-type="float" office:value="0" calcext:value-type="float">
            <text:p>0,00</text:p>
          </table:table-cell>
          <table:table-cell table:style-name="ce3" table:formula="of:=IF([.F8]&lt;=15;1.5;  IF([.F8]&lt;=21;2.5;  IF([.F8]&lt;=28;4;  IF([.F8]&lt;=36;6;  IF([.F8]&lt;=50;10;&quot;VER&quot;)))))" office:value-type="float" office:value="1.5" calcext:value-type="float">
            <text:p>1,5</text:p>
          </table:table-cell>
          <table:table-cell table:formula="of:=IF(SUM([.$E$2:.E8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UG-08</text:p>
          </table:table-cell>
          <table:table-cell table:style-name="ce4" office:value-type="float" office:value="127" calcext:value-type="float">
            <text:p>127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formula="of:=[.C9]/[.B9]" office:value-type="float" office:value="0" calcext:value-type="float">
            <text:p>0,00</text:p>
          </table:table-cell>
          <table:table-cell table:style-name="ce5" table:formula="of:=[.E9] / 0.8" office:value-type="float" office:value="0" calcext:value-type="float">
            <text:p>0,00</text:p>
          </table:table-cell>
          <table:table-cell table:style-name="ce5" table:formula="of:=(2 * [.D9] * [.F9] * 0.0175) / ([.B9] * [.H9]) * 100" office:value-type="float" office:value="0" calcext:value-type="float">
            <text:p>0,00</text:p>
          </table:table-cell>
          <table:table-cell table:style-name="ce3" table:formula="of:=IF([.F9]&lt;=15;1.5;  IF([.F9]&lt;=21;2.5;  IF([.F9]&lt;=28;4;  IF([.F9]&lt;=36;6;  IF([.F9]&lt;=50;10;&quot;VER&quot;)))))" office:value-type="float" office:value="1.5" calcext:value-type="float">
            <text:p>1,5</text:p>
          </table:table-cell>
          <table:table-cell table:formula="of:=IF(SUM([.$E$2:.E9])&lt;=16;&quot;OK&quot;;&quot;PRECISA DE OUTRO CIRCUITO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9])" office:value-type="float" office:value="0" calcext:value-type="float">
            <text:p>0</text:p>
          </table:table-cell>
          <table:table-cell/>
          <table:table-cell table:formula="of:=SUM([.E2:.E9])/0.8" office:value-type="float" office:value="0" calcext:value-type="float">
            <text:p>0,00</text:p>
          </table:table-cell>
          <table:table-cell table:style-name="ce5" table:formula="of:=SUM([.F2:.F9])/0.8" office:value-type="float" office:value="0" calcext:value-type="float">
            <text:p>0,00</text:p>
          </table:table-cell>
          <table:table-cell table:style-name="ce5" table:formula="of:=MAX([.G2:.G9])" office:value-type="float" office:value="0" calcext:value-type="float">
            <text:p>0,00</text:p>
          </table:table-cell>
          <table:table-cell table:style-name="ce3" table:formula="of:=MAX([.H2:.H9])" office:value-type="float" office:value="1.5" calcext:value-type="float">
            <text:p>1,5</text:p>
          </table:table-cell>
          <table:table-cell table:style-name="ce9" table:formula="of:=IF([.G10]&lt;=4;&quot;OK&quot;;&quot;NÃO OK&quot;)" office:value-type="string" office:string-value="OK" calcext:value-type="string">
            <text:p>OK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Phase/neutral wire (mm²)</text:p>
          </table:table-cell>
          <table:table-cell table:formula="of:=MAX([.H2:.H9])" office:value-type="float" office:value="1.5" calcext:value-type="float">
            <text:p>1,5</text:p>
          </table:table-cell>
          <table:table-cell table:number-columns-repeated="3"/>
          <table:table-cell table:style-name="ce5"/>
          <table:table-cell/>
          <table:table-cell table:style-name="ce7"/>
          <table:table-cell table:number-columns-repeated="16376"/>
        </table:table-row>
        <table:table-row table:style-name="ro1">
          <table:table-cell office:value-type="string" calcext:value-type="string">
            <text:p>Conduit (mm)</text:p>
          </table:table-cell>
          <table:table-cell table:formula="of:=IF([.H10]&lt;=2.5;20;25)" office:value-type="float" office:value="20" calcext:value-type="float">
            <text:p>20</text:p>
          </table:table-cell>
          <table:table-cell table:number-columns-repeated="3"/>
          <table:table-cell table:style-name="ce5"/>
          <table:table-cell/>
          <table:table-cell table:style-name="ce3"/>
          <table:table-cell table:number-columns-repeated="16376"/>
        </table:table-row>
        <table:table-row table:style-name="ro1">
          <table:table-cell office:value-type="string" calcext:value-type="string">
            <text:p>Breaker (A)</text:p>
          </table:table-cell>
          <table:table-cell table:formula="of:=IF([.B12]&lt;=1.5;16;  IF([.B12]&lt;=2.5;20;  IF([.B12]&lt;=4;25;  IF([.B12]&lt;=6;32;  IF([.B12]&lt;=10;40;  IF([.B12]&lt;=16;63;  IF([.B12]&lt;=25;80;&quot;VER&quot;)))))))" office:value-type="float" office:value="16" calcext:value-type="float">
            <text:p>16</text:p>
          </table:table-cell>
          <table:table-cell table:number-columns-repeated="3"/>
          <table:table-cell table:style-name="ce5"/>
          <table:table-cell table:style-name="ce6"/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7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6"/>
          <table:table-cell table:style-name="ce8"/>
          <table:table-cell table:number-columns-repeated="16377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UE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 – Fogão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float" office:value="20" calcext:value-type="float">
            <text:p>20</text:p>
          </table:table-cell>
          <table:table-cell table:style-name="ce1" table:formula="of:=[.C2]/[.B2]" office:value-type="float" office:value="9.44881889763779" calcext:value-type="float">
            <text:p>9,45</text:p>
          </table:table-cell>
          <table:table-cell table:style-name="ce1" table:formula="of:=[.E2]/0.6" office:value-type="float" office:value="15.748031496063" calcext:value-type="float">
            <text:p>15,75</text:p>
          </table:table-cell>
          <table:table-cell table:style-name="ce1" table:formula="of:=(2*[.D2]*[.F2]*0.0175)/([.B2]*[.H2])*100" office:value-type="float" office:value="3.47200694401389" calcext:value-type="float">
            <text:p>3,47</text:p>
          </table:table-cell>
          <table:table-cell table:formula="of:=IF([.F2]&lt;=15;1.5;IF([.F2]&lt;=21;2.5;IF([.F2]&lt;=28;4;IF([.F2]&lt;=36;6;IF([.F2]&lt;=50;10;IF([.F2]&lt;=68;16;&quot;VER&quot;))))))" office:value-type="float" office:value="2.5" calcext:value-type="float">
            <text:p>2,5</text:p>
          </table:table-cell>
          <table:table-cell table:formula="of:=IF([.F2]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" table:formula="of:=[.C3]/[.B3]" office:value-type="float" office:value="0" calcext:value-type="float">
            <text:p>0,00</text:p>
          </table:table-cell>
          <table:table-cell table:style-name="ce1" table:formula="of:=[.E3]/0.6" office:value-type="float" office:value="0" calcext:value-type="float">
            <text:p>0,00</text:p>
          </table:table-cell>
          <table:table-cell table:style-name="ce1" table:formula="of:=(2*[.D3]*[.F3]*0.0175)/([.B3]*[.H3])*100" office:value-type="float" office:value="0" calcext:value-type="float">
            <text:p>0,00</text:p>
          </table:table-cell>
          <table:table-cell table:formula="of:=IF([.F3]&lt;=15;1.5;IF([.F3]&lt;=21;2.5;IF([.F3]&lt;=28;4;IF([.F3]&lt;=36;6;IF([.F3]&lt;=50;10;IF([.F3]&lt;=68;16;&quot;VER&quot;))))))" office:value-type="float" office:value="1.5" calcext:value-type="float">
            <text:p>1,5</text:p>
          </table:table-cell>
          <table:table-cell table:formula="of:=IF([.F3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4]/[.B4]" office:value-type="float" office:value="0" calcext:value-type="float">
            <text:p>0,00</text:p>
          </table:table-cell>
          <table:table-cell table:style-name="ce1" table:formula="of:=[.E4]/0.6" office:value-type="float" office:value="0" calcext:value-type="float">
            <text:p>0,00</text:p>
          </table:table-cell>
          <table:table-cell table:style-name="ce1" table:formula="of:=(2*[.D4]*[.F4]*0.0175)/([.B4]*[.H4])*100" office:value-type="float" office:value="0" calcext:value-type="float">
            <text:p>0,00</text:p>
          </table:table-cell>
          <table:table-cell table:formula="of:=IF([.F4]&lt;=15;1.5;IF([.F4]&lt;=21;2.5;IF([.F4]&lt;=28;4;IF([.F4]&lt;=36;6;IF([.F4]&lt;=50;10;IF([.F4]&lt;=68;16;&quot;VER&quot;))))))" office:value-type="float" office:value="1.5" calcext:value-type="float">
            <text:p>1,5</text:p>
          </table:table-cell>
          <table:table-cell table:formula="of:=IF([.F4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" table:formula="of:=[.C5]/[.B5]" office:value-type="float" office:value="0" calcext:value-type="float">
            <text:p>0,00</text:p>
          </table:table-cell>
          <table:table-cell table:style-name="ce1" table:formula="of:=[.E5]/0.6" office:value-type="float" office:value="0" calcext:value-type="float">
            <text:p>0,00</text:p>
          </table:table-cell>
          <table:table-cell table:style-name="ce1" table:formula="of:=(2*[.D5]*[.F5]*0.0175)/([.B5]*[.H5])*100" office:value-type="float" office:value="0" calcext:value-type="float">
            <text:p>0,00</text:p>
          </table:table-cell>
          <table:table-cell table:formula="of:=IF([.F5]&lt;=15;1.5;IF([.F5]&lt;=21;2.5;IF([.F5]&lt;=28;4;IF([.F5]&lt;=36;6;IF([.F5]&lt;=50;10;IF([.F5]&lt;=68;16;&quot;VER&quot;))))))" office:value-type="float" office:value="1.5" calcext:value-type="float">
            <text:p>1,5</text:p>
          </table:table-cell>
          <table:table-cell table:formula="of:=IF([.F5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1200" calcext:value-type="float">
            <text:p>1200</text:p>
          </table:table-cell>
          <table:table-cell table:style-name="ce1" table:formula="of:=SUM([.E2:.E5])" office:value-type="float" office:value="9.44881889763779" calcext:value-type="float">
            <text:p>9,45</text:p>
          </table:table-cell>
          <table:table-cell table:style-name="ce1" table:formula="of:=SUM([.F2:.F5])" office:value-type="float" office:value="15.748031496063" calcext:value-type="float">
            <text:p>15,75</text:p>
          </table:table-cell>
          <table:table-cell table:style-name="ce1" table:formula="of:=MAX([.G2:.G5])" office:value-type="float" office:value="3.47200694401389" calcext:value-type="float">
            <text:p>3,47</text:p>
          </table:table-cell>
          <table:table-cell table:formula="of:=MAX([.H2:.H5])" office:value-type="float" office:value="2.5" calcext:value-type="float">
            <text:p>2,5</text:p>
          </table:table-cell>
          <table:table-cell table:formula="of:=IF(MAX([.F2:.F5])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H2:.H5])" office:value-type="float" office:value="2.5" calcext:value-type="float">
            <text:p>2,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MAX([.H2:.H5])&lt;=2.5;20;  IF(MAX([.H2:.H5])&lt;=6;25;  IF(MAX([.H2:.H5])&lt;=10;32;  40))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MAX([.F2:.F5])&lt;=16;16;  IF(MAX([.F2:.F5])&lt;=20;20;  IF(MAX([.F2:.F5])&lt;=25;25;  IF(MAX([.F2:.F5])&lt;=32;32;  IF(MAX([.F2:.F5])&lt;=40;40;  50)))))" office:value-type="float" office:value="16" calcext:value-type="float">
            <text:p>16</text:p>
          </table:table-cell>
          <table:table-cell table:number-columns-repeated="7"/>
        </table:table-row>
      </table:table>
      <table:table table:name="TUE2" table:style-name="ta1">
        <table:table-column table:style-name="co13" table:default-cell-style-name="Default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 – Microondas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" calcext:value-type="float">
            <text:p>20</text:p>
          </table:table-cell>
          <table:table-cell table:style-name="ce1" table:formula="of:=[.C2]/[.B2]" office:value-type="float" office:value="15.748031496063" calcext:value-type="float">
            <text:p>15,75</text:p>
          </table:table-cell>
          <table:table-cell table:style-name="ce1" table:formula="of:=[.E2]/0.6" office:value-type="float" office:value="26.246719160105" calcext:value-type="float">
            <text:p>26,25</text:p>
          </table:table-cell>
          <table:table-cell table:style-name="ce1" table:formula="of:=(2*[.D2]*[.F2]*0.0175)/([.B2]*[.H2])*100" office:value-type="float" office:value="3.61667390001447" calcext:value-type="float">
            <text:p>3,62</text:p>
          </table:table-cell>
          <table:table-cell table:formula="of:=IF([.F2]&lt;=15;1.5;IF([.F2]&lt;=21;2.5;IF([.F2]&lt;=28;4;IF([.F2]&lt;=36;6;IF([.F2]&lt;=50;10;IF([.F2]&lt;=68;16;&quot;VER&quot;))))))" office:value-type="float" office:value="4" calcext:value-type="float">
            <text:p>4</text:p>
          </table:table-cell>
          <table:table-cell table:formula="of:=IF([.F2]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" table:formula="of:=[.C3]/[.B3]" office:value-type="float" office:value="0" calcext:value-type="float">
            <text:p>0,00</text:p>
          </table:table-cell>
          <table:table-cell table:style-name="ce1" table:formula="of:=[.E3]/0.6" office:value-type="float" office:value="0" calcext:value-type="float">
            <text:p>0,00</text:p>
          </table:table-cell>
          <table:table-cell table:style-name="ce1" table:formula="of:=(2*[.D3]*[.F3]*0.0175)/([.B3]*[.H3])*100" office:value-type="float" office:value="0" calcext:value-type="float">
            <text:p>0,00</text:p>
          </table:table-cell>
          <table:table-cell table:formula="of:=IF([.F3]&lt;=15;1.5;IF([.F3]&lt;=21;2.5;IF([.F3]&lt;=28;4;IF([.F3]&lt;=36;6;IF([.F3]&lt;=50;10;IF([.F3]&lt;=68;16;&quot;VER&quot;))))))" office:value-type="float" office:value="1.5" calcext:value-type="float">
            <text:p>1,5</text:p>
          </table:table-cell>
          <table:table-cell table:formula="of:=IF([.F3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4]/[.B4]" office:value-type="float" office:value="0" calcext:value-type="float">
            <text:p>0,00</text:p>
          </table:table-cell>
          <table:table-cell table:style-name="ce1" table:formula="of:=[.E4]/0.6" office:value-type="float" office:value="0" calcext:value-type="float">
            <text:p>0,00</text:p>
          </table:table-cell>
          <table:table-cell table:style-name="ce1" table:formula="of:=(2*[.D4]*[.F4]*0.0175)/([.B4]*[.H4])*100" office:value-type="float" office:value="0" calcext:value-type="float">
            <text:p>0,00</text:p>
          </table:table-cell>
          <table:table-cell table:formula="of:=IF([.F4]&lt;=15;1.5;IF([.F4]&lt;=21;2.5;IF([.F4]&lt;=28;4;IF([.F4]&lt;=36;6;IF([.F4]&lt;=50;10;IF([.F4]&lt;=68;16;&quot;VER&quot;))))))" office:value-type="float" office:value="1.5" calcext:value-type="float">
            <text:p>1,5</text:p>
          </table:table-cell>
          <table:table-cell table:formula="of:=IF([.F4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" table:formula="of:=[.C5]/[.B5]" office:value-type="float" office:value="0" calcext:value-type="float">
            <text:p>0,00</text:p>
          </table:table-cell>
          <table:table-cell table:style-name="ce1" table:formula="of:=[.E5]/0.6" office:value-type="float" office:value="0" calcext:value-type="float">
            <text:p>0,00</text:p>
          </table:table-cell>
          <table:table-cell table:style-name="ce1" table:formula="of:=(2*[.D5]*[.F5]*0.0175)/([.B5]*[.H5])*100" office:value-type="float" office:value="0" calcext:value-type="float">
            <text:p>0,00</text:p>
          </table:table-cell>
          <table:table-cell table:formula="of:=IF([.F5]&lt;=15;1.5;IF([.F5]&lt;=21;2.5;IF([.F5]&lt;=28;4;IF([.F5]&lt;=36;6;IF([.F5]&lt;=50;10;IF([.F5]&lt;=68;16;&quot;VER&quot;))))))" office:value-type="float" office:value="1.5" calcext:value-type="float">
            <text:p>1,5</text:p>
          </table:table-cell>
          <table:table-cell table:formula="of:=IF([.F5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2000" calcext:value-type="float">
            <text:p>2000</text:p>
          </table:table-cell>
          <table:table-cell table:style-name="ce1" table:formula="of:=SUM([.E2:.E5])" office:value-type="float" office:value="15.748031496063" calcext:value-type="float">
            <text:p>15,75</text:p>
          </table:table-cell>
          <table:table-cell table:style-name="ce1" table:formula="of:=SUM([.F2:.F5])" office:value-type="float" office:value="26.246719160105" calcext:value-type="float">
            <text:p>26,25</text:p>
          </table:table-cell>
          <table:table-cell table:style-name="ce1" table:formula="of:=MAX([.G2:.G5])" office:value-type="float" office:value="3.61667390001447" calcext:value-type="float">
            <text:p>3,62</text:p>
          </table:table-cell>
          <table:table-cell table:formula="of:=MAX([.H2:.H5])" office:value-type="float" office:value="4" calcext:value-type="float">
            <text:p>4</text:p>
          </table:table-cell>
          <table:table-cell table:formula="of:=IF(MAX([.F2:.F5])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H2:.H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MAX([.H2:.H5])&lt;=2.5;20;  IF(MAX([.H2:.H5])&lt;=6;25;  IF(MAX([.H2:.H5])&lt;=10;32;  40))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MAX([.F2:.F5])&lt;=16;16;  IF(MAX([.F2:.F5])&lt;=20;20;  IF(MAX([.F2:.F5])&lt;=25;25;  IF(MAX([.F2:.F5])&lt;=32;32;  IF(MAX([.F2:.F5])&lt;=40;40;  50)))))" office:value-type="float" office:value="32" calcext:value-type="float">
            <text:p>32</text:p>
          </table:table-cell>
          <table:table-cell table:number-columns-repeated="7"/>
        </table:table-row>
      </table:table>
      <table:table table:name="TUE3" table:style-name="ta1">
        <table:table-column table:style-name="co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 – Impressora 3D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2000" calcext:value-type="float">
            <text:p>2000</text:p>
          </table:table-cell>
          <table:table-cell table:style-name="ce10" office:value-type="float" office:value="20" calcext:value-type="float">
            <text:p>20</text:p>
          </table:table-cell>
          <table:table-cell table:style-name="ce1" table:formula="of:=[.C2]/[.B2]" office:value-type="float" office:value="15.748031496063" calcext:value-type="float">
            <text:p>15,75</text:p>
          </table:table-cell>
          <table:table-cell table:style-name="ce1" table:formula="of:=[.E2]/0.6" office:value-type="float" office:value="26.246719160105" calcext:value-type="float">
            <text:p>26,25</text:p>
          </table:table-cell>
          <table:table-cell table:style-name="ce1" table:formula="of:=(2*[.D2]*[.F2]*0.0175)/([.B2]*[.H2])*100" office:value-type="float" office:value="3.61667390001447" calcext:value-type="float">
            <text:p>3,62</text:p>
          </table:table-cell>
          <table:table-cell table:formula="of:=IF([.F2]&lt;=15;1.5;IF([.F2]&lt;=21;2.5;IF([.F2]&lt;=28;4;IF([.F2]&lt;=36;6;IF([.F2]&lt;=50;10;IF([.F2]&lt;=68;16;&quot;VER&quot;))))))" office:value-type="float" office:value="4" calcext:value-type="float">
            <text:p>4</text:p>
          </table:table-cell>
          <table:table-cell table:formula="of:=IF([.F2]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" table:formula="of:=[.C3]/[.B3]" office:value-type="float" office:value="0" calcext:value-type="float">
            <text:p>0,00</text:p>
          </table:table-cell>
          <table:table-cell table:style-name="ce1" table:formula="of:=[.E3]/0.6" office:value-type="float" office:value="0" calcext:value-type="float">
            <text:p>0,00</text:p>
          </table:table-cell>
          <table:table-cell table:style-name="ce1" table:formula="of:=(2*[.D3]*[.F3]*0.0175)/([.B3]*[.H3])*100" office:value-type="float" office:value="0" calcext:value-type="float">
            <text:p>0,00</text:p>
          </table:table-cell>
          <table:table-cell table:formula="of:=IF([.F3]&lt;=15;1.5;IF([.F3]&lt;=21;2.5;IF([.F3]&lt;=28;4;IF([.F3]&lt;=36;6;IF([.F3]&lt;=50;10;IF([.F3]&lt;=68;16;&quot;VER&quot;))))))" office:value-type="float" office:value="1.5" calcext:value-type="float">
            <text:p>1,5</text:p>
          </table:table-cell>
          <table:table-cell table:formula="of:=IF([.F3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4]/[.B4]" office:value-type="float" office:value="0" calcext:value-type="float">
            <text:p>0,00</text:p>
          </table:table-cell>
          <table:table-cell table:style-name="ce1" table:formula="of:=[.E4]/0.6" office:value-type="float" office:value="0" calcext:value-type="float">
            <text:p>0,00</text:p>
          </table:table-cell>
          <table:table-cell table:style-name="ce1" table:formula="of:=(2*[.D4]*[.F4]*0.0175)/([.B4]*[.H4])*100" office:value-type="float" office:value="0" calcext:value-type="float">
            <text:p>0,00</text:p>
          </table:table-cell>
          <table:table-cell table:formula="of:=IF([.F4]&lt;=15;1.5;IF([.F4]&lt;=21;2.5;IF([.F4]&lt;=28;4;IF([.F4]&lt;=36;6;IF([.F4]&lt;=50;10;IF([.F4]&lt;=68;16;&quot;VER&quot;))))))" office:value-type="float" office:value="1.5" calcext:value-type="float">
            <text:p>1,5</text:p>
          </table:table-cell>
          <table:table-cell table:formula="of:=IF([.F4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" table:formula="of:=[.C5]/[.B5]" office:value-type="float" office:value="0" calcext:value-type="float">
            <text:p>0,00</text:p>
          </table:table-cell>
          <table:table-cell table:style-name="ce1" table:formula="of:=[.E5]/0.6" office:value-type="float" office:value="0" calcext:value-type="float">
            <text:p>0,00</text:p>
          </table:table-cell>
          <table:table-cell table:style-name="ce1" table:formula="of:=(2*[.D5]*[.F5]*0.0175)/([.B5]*[.H5])*100" office:value-type="float" office:value="0" calcext:value-type="float">
            <text:p>0,00</text:p>
          </table:table-cell>
          <table:table-cell table:formula="of:=IF([.F5]&lt;=15;1.5;IF([.F5]&lt;=21;2.5;IF([.F5]&lt;=28;4;IF([.F5]&lt;=36;6;IF([.F5]&lt;=50;10;IF([.F5]&lt;=68;16;&quot;VER&quot;))))))" office:value-type="float" office:value="1.5" calcext:value-type="float">
            <text:p>1,5</text:p>
          </table:table-cell>
          <table:table-cell table:formula="of:=IF([.F5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2000" calcext:value-type="float">
            <text:p>2000</text:p>
          </table:table-cell>
          <table:table-cell table:style-name="ce1" table:formula="of:=SUM([.E2:.E5])" office:value-type="float" office:value="15.748031496063" calcext:value-type="float">
            <text:p>15,75</text:p>
          </table:table-cell>
          <table:table-cell table:style-name="ce1" table:formula="of:=SUM([.F2:.F5])" office:value-type="float" office:value="26.246719160105" calcext:value-type="float">
            <text:p>26,25</text:p>
          </table:table-cell>
          <table:table-cell table:style-name="ce1" table:formula="of:=MAX([.G2:.G5])" office:value-type="float" office:value="3.61667390001447" calcext:value-type="float">
            <text:p>3,62</text:p>
          </table:table-cell>
          <table:table-cell table:formula="of:=MAX([.H2:.H5])" office:value-type="float" office:value="4" calcext:value-type="float">
            <text:p>4</text:p>
          </table:table-cell>
          <table:table-cell table:formula="of:=IF(MAX([.F2:.F5])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H2:.H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MAX([.H2:.H5])&lt;=2.5;20;  IF(MAX([.H2:.H5])&lt;=6;25;  IF(MAX([.H2:.H5])&lt;=10;32;  40))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MAX([.F2:.F5])&lt;=16;16;  IF(MAX([.F2:.F5])&lt;=20;20;  IF(MAX([.F2:.F5])&lt;=25;25;  IF(MAX([.F2:.F5])&lt;=32;32;  IF(MAX([.F2:.F5])&lt;=40;40;  50)))))" office:value-type="float" office:value="32" calcext:value-type="float">
            <text:p>32</text:p>
          </table:table-cell>
          <table:table-cell table:number-columns-repeated="7"/>
        </table:table-row>
      </table:table>
      <table:table table:name="TUE4" table:style-name="ta1">
        <table:table-column table:style-name="co17" table:default-cell-style-name="Default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 – Chuveiro</text:p>
          </table:table-cell>
          <table:table-cell table:style-name="ce10" office:value-type="float" office:value="127" calcext:value-type="float">
            <text:p>127</text:p>
          </table:table-cell>
          <table:table-cell table:style-name="ce10" office:value-type="float" office:value="4400" calcext:value-type="float">
            <text:p>4400</text:p>
          </table:table-cell>
          <table:table-cell table:style-name="ce10" office:value-type="float" office:value="20" calcext:value-type="float">
            <text:p>20</text:p>
          </table:table-cell>
          <table:table-cell table:style-name="ce1" table:formula="of:=[.C2]/[.B2]" office:value-type="float" office:value="34.6456692913386" calcext:value-type="float">
            <text:p>34,65</text:p>
          </table:table-cell>
          <table:table-cell table:style-name="ce1" table:formula="of:=[.E2]/0.6" office:value-type="float" office:value="57.742782152231" calcext:value-type="float">
            <text:p>57,74</text:p>
          </table:table-cell>
          <table:table-cell table:style-name="ce1" table:formula="of:=(2*[.D2]*[.F2]*0.0175)/([.B2]*[.H2])*100" office:value-type="float" office:value="1.98917064500796" calcext:value-type="float">
            <text:p>1,99</text:p>
          </table:table-cell>
          <table:table-cell table:formula="of:=IF([.F2]&lt;=15;1.5;IF([.F2]&lt;=21;2.5;IF([.F2]&lt;=28;4;IF([.F2]&lt;=36;6;IF([.F2]&lt;=50;10;IF([.F2]&lt;=68;16;&quot;VER&quot;))))))" office:value-type="float" office:value="16" calcext:value-type="float">
            <text:p>16</text:p>
          </table:table-cell>
          <table:table-cell table:formula="of:=IF([.F2]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" table:formula="of:=[.C3]/[.B3]" office:value-type="float" office:value="0" calcext:value-type="float">
            <text:p>0,00</text:p>
          </table:table-cell>
          <table:table-cell table:style-name="ce1" table:formula="of:=[.E3]/0.6" office:value-type="float" office:value="0" calcext:value-type="float">
            <text:p>0,00</text:p>
          </table:table-cell>
          <table:table-cell table:style-name="ce1" table:formula="of:=(2*[.D3]*[.F3]*0.0175)/([.B3]*[.H3])*100" office:value-type="float" office:value="0" calcext:value-type="float">
            <text:p>0,00</text:p>
          </table:table-cell>
          <table:table-cell table:formula="of:=IF([.F3]&lt;=15;1.5;IF([.F3]&lt;=21;2.5;IF([.F3]&lt;=28;4;IF([.F3]&lt;=36;6;IF([.F3]&lt;=50;10;IF([.F3]&lt;=68;16;&quot;VER&quot;))))))" office:value-type="float" office:value="1.5" calcext:value-type="float">
            <text:p>1,5</text:p>
          </table:table-cell>
          <table:table-cell table:formula="of:=IF([.F3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4]/[.B4]" office:value-type="float" office:value="0" calcext:value-type="float">
            <text:p>0,00</text:p>
          </table:table-cell>
          <table:table-cell table:style-name="ce1" table:formula="of:=[.E4]/0.6" office:value-type="float" office:value="0" calcext:value-type="float">
            <text:p>0,00</text:p>
          </table:table-cell>
          <table:table-cell table:style-name="ce1" table:formula="of:=(2*[.D4]*[.F4]*0.0175)/([.B4]*[.H4])*100" office:value-type="float" office:value="0" calcext:value-type="float">
            <text:p>0,00</text:p>
          </table:table-cell>
          <table:table-cell table:formula="of:=IF([.F4]&lt;=15;1.5;IF([.F4]&lt;=21;2.5;IF([.F4]&lt;=28;4;IF([.F4]&lt;=36;6;IF([.F4]&lt;=50;10;IF([.F4]&lt;=68;16;&quot;VER&quot;))))))" office:value-type="float" office:value="1.5" calcext:value-type="float">
            <text:p>1,5</text:p>
          </table:table-cell>
          <table:table-cell table:formula="of:=IF([.F4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" table:formula="of:=[.C5]/[.B5]" office:value-type="float" office:value="0" calcext:value-type="float">
            <text:p>0,00</text:p>
          </table:table-cell>
          <table:table-cell table:style-name="ce1" table:formula="of:=[.E5]/0.6" office:value-type="float" office:value="0" calcext:value-type="float">
            <text:p>0,00</text:p>
          </table:table-cell>
          <table:table-cell table:style-name="ce1" table:formula="of:=(2*[.D5]*[.F5]*0.0175)/([.B5]*[.H5])*100" office:value-type="float" office:value="0" calcext:value-type="float">
            <text:p>0,00</text:p>
          </table:table-cell>
          <table:table-cell table:formula="of:=IF([.F5]&lt;=15;1.5;IF([.F5]&lt;=21;2.5;IF([.F5]&lt;=28;4;IF([.F5]&lt;=36;6;IF([.F5]&lt;=50;10;IF([.F5]&lt;=68;16;&quot;VER&quot;))))))" office:value-type="float" office:value="1.5" calcext:value-type="float">
            <text:p>1,5</text:p>
          </table:table-cell>
          <table:table-cell table:formula="of:=IF([.F5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4400" calcext:value-type="float">
            <text:p>4400</text:p>
          </table:table-cell>
          <table:table-cell table:style-name="ce1" table:formula="of:=SUM([.E2:.E5])" office:value-type="float" office:value="34.6456692913386" calcext:value-type="float">
            <text:p>34,65</text:p>
          </table:table-cell>
          <table:table-cell table:style-name="ce1" table:formula="of:=SUM([.F2:.F5])" office:value-type="float" office:value="57.742782152231" calcext:value-type="float">
            <text:p>57,74</text:p>
          </table:table-cell>
          <table:table-cell table:style-name="ce1" table:formula="of:=MAX([.G2:.G5])" office:value-type="float" office:value="1.98917064500796" calcext:value-type="float">
            <text:p>1,99</text:p>
          </table:table-cell>
          <table:table-cell table:formula="of:=MAX([.H2:.H5])" office:value-type="float" office:value="16" calcext:value-type="float">
            <text:p>16</text:p>
          </table:table-cell>
          <table:table-cell table:formula="of:=IF(MAX([.F2:.F5])&gt;10;&quot;CIRCUITO EXCLUSIVO&quot;;&quot;OK&quot;)" office:value-type="string" office:string-value="CIRCUITO EXCLUSIVO" calcext:value-type="string">
            <text:p>CIRCUITO EXCLUSIVO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H2:.H5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MAX([.H2:.H5])&lt;=2.5;20;  IF(MAX([.H2:.H5])&lt;=6;25;  IF(MAX([.H2:.H5])&lt;=10;32;  40))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MAX([.F2:.F5])&lt;=16;16;  IF(MAX([.F2:.F5])&lt;=20;20;  IF(MAX([.F2:.F5])&lt;=25;25;  IF(MAX([.F2:.F5])&lt;=32;32;  IF(MAX([.F2:.F5])&lt;=40;40;  50)))))" office:value-type="float" office:value="50" calcext:value-type="float">
            <text:p>50</text:p>
          </table:table-cell>
          <table:table-cell table:number-columns-repeated="7"/>
        </table:table-row>
      </table:table>
      <table:table table:name="TUE5" table:style-name="ta1">
        <table:table-column table:style-name="co18" table:default-cell-style-name="Default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quipame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CORRENTE CORRIGIDA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TUE-01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2]/[.B2]" office:value-type="float" office:value="0" calcext:value-type="float">
            <text:p>0,00</text:p>
          </table:table-cell>
          <table:table-cell table:style-name="ce1" table:formula="of:=[.E2]/0.6" office:value-type="float" office:value="0" calcext:value-type="float">
            <text:p>0,00</text:p>
          </table:table-cell>
          <table:table-cell table:style-name="ce1" table:formula="of:=(2*[.D2]*[.F2]*0.0175)/([.B2]*[.H2])*100" office:value-type="float" office:value="0" calcext:value-type="float">
            <text:p>0,00</text:p>
          </table:table-cell>
          <table:table-cell table:formula="of:=IF([.F2]&lt;=15;1.5;IF([.F2]&lt;=21;2.5;IF([.F2]&lt;=28;4;IF([.F2]&lt;=36;6;IF([.F2]&lt;=50;10;IF([.F2]&lt;=68;16;&quot;VER&quot;))))))" office:value-type="float" office:value="1.5" calcext:value-type="float">
            <text:p>1,5</text:p>
          </table:table-cell>
          <table:table-cell table:formula="of:=IF([.F2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" table:formula="of:=[.C3]/[.B3]" office:value-type="float" office:value="0" calcext:value-type="float">
            <text:p>0,00</text:p>
          </table:table-cell>
          <table:table-cell table:style-name="ce1" table:formula="of:=[.E3]/0.6" office:value-type="float" office:value="0" calcext:value-type="float">
            <text:p>0,00</text:p>
          </table:table-cell>
          <table:table-cell table:style-name="ce1" table:formula="of:=(2*[.D3]*[.F3]*0.0175)/([.B3]*[.H3])*100" office:value-type="float" office:value="0" calcext:value-type="float">
            <text:p>0,00</text:p>
          </table:table-cell>
          <table:table-cell table:formula="of:=IF([.F3]&lt;=15;1.5;IF([.F3]&lt;=21;2.5;IF([.F3]&lt;=28;4;IF([.F3]&lt;=36;6;IF([.F3]&lt;=50;10;IF([.F3]&lt;=68;16;&quot;VER&quot;))))))" office:value-type="float" office:value="1.5" calcext:value-type="float">
            <text:p>1,5</text:p>
          </table:table-cell>
          <table:table-cell table:formula="of:=IF([.F3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" table:formula="of:=[.C4]/[.B4]" office:value-type="float" office:value="0" calcext:value-type="float">
            <text:p>0,00</text:p>
          </table:table-cell>
          <table:table-cell table:style-name="ce1" table:formula="of:=[.E4]/0.6" office:value-type="float" office:value="0" calcext:value-type="float">
            <text:p>0,00</text:p>
          </table:table-cell>
          <table:table-cell table:style-name="ce1" table:formula="of:=(2*[.D4]*[.F4]*0.0175)/([.B4]*[.H4])*100" office:value-type="float" office:value="0" calcext:value-type="float">
            <text:p>0,00</text:p>
          </table:table-cell>
          <table:table-cell table:formula="of:=IF([.F4]&lt;=15;1.5;IF([.F4]&lt;=21;2.5;IF([.F4]&lt;=28;4;IF([.F4]&lt;=36;6;IF([.F4]&lt;=50;10;IF([.F4]&lt;=68;16;&quot;VER&quot;))))))" office:value-type="float" office:value="1.5" calcext:value-type="float">
            <text:p>1,5</text:p>
          </table:table-cell>
          <table:table-cell table:formula="of:=IF([.F4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UE-0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30" calcext:value-type="float">
            <text:p>30</text:p>
          </table:table-cell>
          <table:table-cell table:style-name="ce1" table:formula="of:=[.C5]/[.B5]" office:value-type="float" office:value="0" calcext:value-type="float">
            <text:p>0,00</text:p>
          </table:table-cell>
          <table:table-cell table:style-name="ce1" table:formula="of:=[.E5]/0.6" office:value-type="float" office:value="0" calcext:value-type="float">
            <text:p>0,00</text:p>
          </table:table-cell>
          <table:table-cell table:style-name="ce1" table:formula="of:=(2*[.D5]*[.F5]*0.0175)/([.B5]*[.H5])*100" office:value-type="float" office:value="0" calcext:value-type="float">
            <text:p>0,00</text:p>
          </table:table-cell>
          <table:table-cell table:formula="of:=IF([.F5]&lt;=15;1.5;IF([.F5]&lt;=21;2.5;IF([.F5]&lt;=28;4;IF([.F5]&lt;=36;6;IF([.F5]&lt;=50;10;IF([.F5]&lt;=68;16;&quot;VER&quot;))))))" office:value-type="float" office:value="1.5" calcext:value-type="float">
            <text:p>1,5</text:p>
          </table:table-cell>
          <table:table-cell table:formula="of:=IF([.F5]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5])" office:value-type="float" office:value="0" calcext:value-type="float">
            <text:p>0</text:p>
          </table:table-cell>
          <table:table-cell table:style-name="ce1" table:formula="of:=SUM([.E2:.E5])" office:value-type="float" office:value="0" calcext:value-type="float">
            <text:p>0,00</text:p>
          </table:table-cell>
          <table:table-cell table:style-name="ce1" table:formula="of:=SUM([.F2:.F5])" office:value-type="float" office:value="0" calcext:value-type="float">
            <text:p>0,00</text:p>
          </table:table-cell>
          <table:table-cell table:style-name="ce1" table:formula="of:=MAX([.G2:.G5])" office:value-type="float" office:value="0" calcext:value-type="float">
            <text:p>0,00</text:p>
          </table:table-cell>
          <table:table-cell table:formula="of:=MAX([.H2:.H5])" office:value-type="float" office:value="1.5" calcext:value-type="float">
            <text:p>1,5</text:p>
          </table:table-cell>
          <table:table-cell table:formula="of:=IF(MAX([.F2:.F5])&gt;10;&quot;CIRCUITO EXCLUSIVO&quot;;&quot;OK&quot;)" office:value-type="string" office:string-value="OK" calcext:value-type="string">
            <text:p>OK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H2:.H5])" office:value-type="float" office:value="1.5" calcext:value-type="float">
            <text:p>1,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MAX([.H2:.H5])&lt;=2.5;20;  IF(MAX([.H2:.H5])&lt;=6;25;  IF(MAX([.H2:.H5])&lt;=10;32;  40)))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MAX([.F2:.F5])&lt;=16;16;  IF(MAX([.F2:.F5])&lt;=20;20;  IF(MAX([.F2:.F5])&lt;=25;25;  IF(MAX([.F2:.F5])&lt;=32;32;  IF(MAX([.F2:.F5])&lt;=40;40;  50)))))" office:value-type="float" office:value="16" calcext:value-type="float">
            <text:p>16</text:p>
          </table:table-cell>
          <table:table-cell table:number-columns-repeated="7"/>
        </table:table-row>
      </table:table>
      <table:table table:name="LUZ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onto</text:p>
          </table:table-cell>
          <table:table-cell office:value-type="string" calcext:value-type="string">
            <text:p>TENSAO (V)</text:p>
          </table:table-cell>
          <table:table-cell office:value-type="string" calcext:value-type="string">
            <text:p>POTENCIA (W)</text:p>
          </table:table-cell>
          <table:table-cell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IL-01 – Corredor externo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2]=0;0;[.C2]/[.B2])" office:value-type="float" office:value="0.15748031496063" calcext:value-type="float">
            <text:p>0,16</text:p>
          </table:table-cell>
          <table:table-cell table:formula="of:=IF([.E2]=0;0;(2*[.D2]*[.E2]*0.0225)/([.B2]*[.G2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]=0;&quot;&quot;;IF([.F2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2 – Varanda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3]=0;0;[.C3]/[.B3])" office:value-type="float" office:value="0.15748031496063" calcext:value-type="float">
            <text:p>0,16</text:p>
          </table:table-cell>
          <table:table-cell table:formula="of:=IF([.E3]=0;0;(2*[.D3]*[.E3]*0.0225)/([.B3]*[.G3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3]=0;&quot;&quot;;IF([.F3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3 – Cozinha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4]=0;0;[.C4]/[.B4])" office:value-type="float" office:value="0.15748031496063" calcext:value-type="float">
            <text:p>0,16</text:p>
          </table:table-cell>
          <table:table-cell table:formula="of:=IF([.E4]=0;0;(2*[.D4]*[.E4]*0.0225)/([.B4]*[.G4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4]=0;&quot;&quot;;IF([.F4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4 – Hall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5]=0;0;[.C5]/[.B5])" office:value-type="float" office:value="0.15748031496063" calcext:value-type="float">
            <text:p>0,16</text:p>
          </table:table-cell>
          <table:table-cell table:formula="of:=IF([.E5]=0;0;(2*[.D5]*[.E5]*0.0225)/([.B5]*[.G5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5]=0;&quot;&quot;;IF([.F5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5 – Banheiro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6]=0;0;[.C6]/[.B6])" office:value-type="float" office:value="0.15748031496063" calcext:value-type="float">
            <text:p>0,16</text:p>
          </table:table-cell>
          <table:table-cell table:formula="of:=IF([.E6]=0;0;(2*[.D6]*[.E6]*0.0225)/([.B6]*[.G6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6]=0;&quot;&quot;;IF([.F6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6 – Dormitorio</text:p>
          </table:table-cell>
          <table:table-cell table:style-name="ce10" office:value-type="float" office:value="127" calcext:value-type="float">
            <text:p>127</text:p>
          </table:table-cell>
          <table:table-cell table:number-columns-repeated="2" table:style-name="ce10" office:value-type="float" office:value="20" calcext:value-type="float">
            <text:p>20</text:p>
          </table:table-cell>
          <table:table-cell table:formula="of:=IF([.C7]=0;0;[.C7]/[.B7])" office:value-type="float" office:value="0.15748031496063" calcext:value-type="float">
            <text:p>0,16</text:p>
          </table:table-cell>
          <table:table-cell table:formula="of:=IF([.E7]=0;0;(2*[.D7]*[.E7]*0.0225)/([.B7]*[.G7]))" office:value-type="float" office:value="0.000744001488002976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7]=0;&quot;&quot;;IF([.F7]&lt;=0.03;&quot;OK&quot;;&quot;VER&quot;)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IL-07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8]=0;0;[.C8]/[.B8])" office:value-type="float" office:value="0" calcext:value-type="float">
            <text:p>0,00</text:p>
          </table:table-cell>
          <table:table-cell table:formula="of:=IF([.E8]=0;0;(2*[.D8]*[.E8]*0.0225)/([.B8]*[.G8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8]=0;&quot;&quot;;IF([.F8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8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9]=0;0;[.C9]/[.B9])" office:value-type="float" office:value="0" calcext:value-type="float">
            <text:p>0,00</text:p>
          </table:table-cell>
          <table:table-cell table:formula="of:=IF([.E9]=0;0;(2*[.D9]*[.E9]*0.0225)/([.B9]*[.G9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9]=0;&quot;&quot;;IF([.F9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9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0]=0;0;[.C10]/[.B10])" office:value-type="float" office:value="0" calcext:value-type="float">
            <text:p>0,00</text:p>
          </table:table-cell>
          <table:table-cell table:formula="of:=IF([.E10]=0;0;(2*[.D10]*[.E10]*0.0225)/([.B10]*[.G10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0]=0;&quot;&quot;;IF([.F10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1]=0;0;[.C11]/[.B11])" office:value-type="float" office:value="0" calcext:value-type="float">
            <text:p>0,00</text:p>
          </table:table-cell>
          <table:table-cell table:formula="of:=IF([.E11]=0;0;(2*[.D11]*[.E11]*0.0225)/([.B11]*[.G11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1]=0;&quot;&quot;;IF([.F11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1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2]=0;0;[.C12]/[.B12])" office:value-type="float" office:value="0" calcext:value-type="float">
            <text:p>0,00</text:p>
          </table:table-cell>
          <table:table-cell table:formula="of:=IF([.E12]=0;0;(2*[.D12]*[.E12]*0.0225)/([.B12]*[.G12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2]=0;&quot;&quot;;IF([.F12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2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3]=0;0;[.C13]/[.B13])" office:value-type="float" office:value="0" calcext:value-type="float">
            <text:p>0,00</text:p>
          </table:table-cell>
          <table:table-cell table:formula="of:=IF([.E13]=0;0;(2*[.D13]*[.E13]*0.0225)/([.B13]*[.G13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3]=0;&quot;&quot;;IF([.F13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3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4]=0;0;[.C14]/[.B14])" office:value-type="float" office:value="0" calcext:value-type="float">
            <text:p>0,00</text:p>
          </table:table-cell>
          <table:table-cell table:formula="of:=IF([.E14]=0;0;(2*[.D14]*[.E14]*0.0225)/([.B14]*[.G14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4]=0;&quot;&quot;;IF([.F14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4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5]=0;0;[.C15]/[.B15])" office:value-type="float" office:value="0" calcext:value-type="float">
            <text:p>0,00</text:p>
          </table:table-cell>
          <table:table-cell table:formula="of:=IF([.E15]=0;0;(2*[.D15]*[.E15]*0.0225)/([.B15]*[.G15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5]=0;&quot;&quot;;IF([.F15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5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6]=0;0;[.C16]/[.B16])" office:value-type="float" office:value="0" calcext:value-type="float">
            <text:p>0,00</text:p>
          </table:table-cell>
          <table:table-cell table:formula="of:=IF([.E16]=0;0;(2*[.D16]*[.E16]*0.0225)/([.B16]*[.G16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6]=0;&quot;&quot;;IF([.F16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6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7]=0;0;[.C17]/[.B17])" office:value-type="float" office:value="0" calcext:value-type="float">
            <text:p>0,00</text:p>
          </table:table-cell>
          <table:table-cell table:formula="of:=IF([.E17]=0;0;(2*[.D17]*[.E17]*0.0225)/([.B17]*[.G17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7]=0;&quot;&quot;;IF([.F17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7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8]=0;0;[.C18]/[.B18])" office:value-type="float" office:value="0" calcext:value-type="float">
            <text:p>0,00</text:p>
          </table:table-cell>
          <table:table-cell table:formula="of:=IF([.E18]=0;0;(2*[.D18]*[.E18]*0.0225)/([.B18]*[.G18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8]=0;&quot;&quot;;IF([.F18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8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19]=0;0;[.C19]/[.B19])" office:value-type="float" office:value="0" calcext:value-type="float">
            <text:p>0,00</text:p>
          </table:table-cell>
          <table:table-cell table:formula="of:=IF([.E19]=0;0;(2*[.D19]*[.E19]*0.0225)/([.B19]*[.G19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9]=0;&quot;&quot;;IF([.F19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9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20]=0;0;[.C20]/[.B20])" office:value-type="float" office:value="0" calcext:value-type="float">
            <text:p>0,00</text:p>
          </table:table-cell>
          <table:table-cell table:formula="of:=IF([.E20]=0;0;(2*[.D20]*[.E20]*0.0225)/([.B20]*[.G20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0]=0;&quot;&quot;;IF([.F20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20</text:p>
          </table:table-cell>
          <table:table-cell table:style-name="ce10" office:value-type="float" office:value="127" calcext:value-type="float">
            <text:p>127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formula="of:=IF([.C21]=0;0;[.C21]/[.B21])" office:value-type="float" office:value="0" calcext:value-type="float">
            <text:p>0,00</text:p>
          </table:table-cell>
          <table:table-cell table:formula="of:=IF([.E21]=0;0;(2*[.D21]*[.E21]*0.0225)/([.B21]*[.G21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1]=0;&quot;&quot;;IF([.F21]&lt;=0.03;&quot;OK&quot;;&quot;VER&quot;))">
            <text:p/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C2:.C21])" office:value-type="float" office:value="120" calcext:value-type="float">
            <text:p>120</text:p>
          </table:table-cell>
          <table:table-cell table:formula="of:=SUM([.E2:.E21])" office:value-type="float" office:value="0.944881889763779" calcext:value-type="float">
            <text:p>0,94</text:p>
          </table:table-cell>
          <table:table-cell table:formula="of:=MAX([.F2:.F21])" office:value-type="float" office:value="0.000744001488002976" calcext:value-type="float">
            <text:p>0,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formula="of:=MAX([.G2:.G21])" office:value-type="float" office:value="1.5" calcext:value-type="float">
            <text:p>1,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formula="of:=IF([.B24]&lt;=2.5;20;25)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formula="of:=IF([.B24]&lt;=1.5;10;&#10; IF([.B24]&lt;=2.5;16;&#10; IF([.B24]&lt;=4;20;&#10; IF([.B24]&lt;=6;25;&#10; IF([.B24]&lt;=10;32;&quot;VER&quot;)))))"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UZ2" table:style-name="ta1">
        <table:table-column table:style-name="co18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20" table:default-cell-style-name="ce1"/>
        <table:table-column table:style-name="co21" table:default-cell-style-name="ce1"/>
        <table:table-column table:style-name="co6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onto</text:p>
          </table:table-cell>
          <table:table-cell table:style-name="Default" office:value-type="string" calcext:value-type="string">
            <text:p>TENSAO (V)</text:p>
          </table:table-cell>
          <table:table-cell table:style-name="Default" office:value-type="string" calcext:value-type="string">
            <text:p>POTENCIA (W)</text:p>
          </table:table-cell>
          <table:table-cell table:style-name="Default" office:value-type="string" calcext:value-type="string">
            <text:p>DISTANCIA (m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QUEDA (%)</text:p>
          </table:table-cell>
          <table:table-cell office:value-type="string" calcext:value-type="string">
            <text:p>FIO (mm²)</text:p>
          </table:table-cell>
          <table:table-cell office:value-type="string" calcext:value-type="string">
            <text:p>STATUS CIRCUITO</text:p>
          </table:table-cell>
        </table:table-row>
        <table:table-row table:style-name="ro1">
          <table:table-cell office:value-type="string" calcext:value-type="string">
            <text:p>IL-0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2]=0;0;[.C2]/[.B2])" office:value-type="float" office:value="0" calcext:value-type="float">
            <text:p>0,00</text:p>
          </table:table-cell>
          <table:table-cell table:formula="of:=IF([.E2]=0;0;(2*[.D2]*[.E2]*0.0225)/([.B2]*[.G2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]=0;&quot;&quot;;IF([.F2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3]=0;0;[.C3]/[.B3])" office:value-type="float" office:value="0" calcext:value-type="float">
            <text:p>0,00</text:p>
          </table:table-cell>
          <table:table-cell table:formula="of:=IF([.E3]=0;0;(2*[.D3]*[.E3]*0.0225)/([.B3]*[.G3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3]=0;&quot;&quot;;IF([.F3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4]=0;0;[.C4]/[.B4])" office:value-type="float" office:value="0" calcext:value-type="float">
            <text:p>0,00</text:p>
          </table:table-cell>
          <table:table-cell table:formula="of:=IF([.E4]=0;0;(2*[.D4]*[.E4]*0.0225)/([.B4]*[.G4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4]=0;&quot;&quot;;IF([.F4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5]=0;0;[.C5]/[.B5])" office:value-type="float" office:value="0" calcext:value-type="float">
            <text:p>0,00</text:p>
          </table:table-cell>
          <table:table-cell table:formula="of:=IF([.E5]=0;0;(2*[.D5]*[.E5]*0.0225)/([.B5]*[.G5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5]=0;&quot;&quot;;IF([.F5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6]=0;0;[.C6]/[.B6])" office:value-type="float" office:value="0" calcext:value-type="float">
            <text:p>0,00</text:p>
          </table:table-cell>
          <table:table-cell table:formula="of:=IF([.E6]=0;0;(2*[.D6]*[.E6]*0.0225)/([.B6]*[.G6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6]=0;&quot;&quot;;IF([.F6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7]=0;0;[.C7]/[.B7])" office:value-type="float" office:value="0" calcext:value-type="float">
            <text:p>0,00</text:p>
          </table:table-cell>
          <table:table-cell table:formula="of:=IF([.E7]=0;0;(2*[.D7]*[.E7]*0.0225)/([.B7]*[.G7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7]=0;&quot;&quot;;IF([.F7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8]=0;0;[.C8]/[.B8])" office:value-type="float" office:value="0" calcext:value-type="float">
            <text:p>0,00</text:p>
          </table:table-cell>
          <table:table-cell table:formula="of:=IF([.E8]=0;0;(2*[.D8]*[.E8]*0.0225)/([.B8]*[.G8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8]=0;&quot;&quot;;IF([.F8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9]=0;0;[.C9]/[.B9])" office:value-type="float" office:value="0" calcext:value-type="float">
            <text:p>0,00</text:p>
          </table:table-cell>
          <table:table-cell table:formula="of:=IF([.E9]=0;0;(2*[.D9]*[.E9]*0.0225)/([.B9]*[.G9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9]=0;&quot;&quot;;IF([.F9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0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0]=0;0;[.C10]/[.B10])" office:value-type="float" office:value="0" calcext:value-type="float">
            <text:p>0,00</text:p>
          </table:table-cell>
          <table:table-cell table:formula="of:=IF([.E10]=0;0;(2*[.D10]*[.E10]*0.0225)/([.B10]*[.G10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0]=0;&quot;&quot;;IF([.F10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1]=0;0;[.C11]/[.B11])" office:value-type="float" office:value="0" calcext:value-type="float">
            <text:p>0,00</text:p>
          </table:table-cell>
          <table:table-cell table:formula="of:=IF([.E11]=0;0;(2*[.D11]*[.E11]*0.0225)/([.B11]*[.G11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1]=0;&quot;&quot;;IF([.F11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2]=0;0;[.C12]/[.B12])" office:value-type="float" office:value="0" calcext:value-type="float">
            <text:p>0,00</text:p>
          </table:table-cell>
          <table:table-cell table:formula="of:=IF([.E12]=0;0;(2*[.D12]*[.E12]*0.0225)/([.B12]*[.G12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2]=0;&quot;&quot;;IF([.F12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3]=0;0;[.C13]/[.B13])" office:value-type="float" office:value="0" calcext:value-type="float">
            <text:p>0,00</text:p>
          </table:table-cell>
          <table:table-cell table:formula="of:=IF([.E13]=0;0;(2*[.D13]*[.E13]*0.0225)/([.B13]*[.G13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3]=0;&quot;&quot;;IF([.F13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3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4]=0;0;[.C14]/[.B14])" office:value-type="float" office:value="0" calcext:value-type="float">
            <text:p>0,00</text:p>
          </table:table-cell>
          <table:table-cell table:formula="of:=IF([.E14]=0;0;(2*[.D14]*[.E14]*0.0225)/([.B14]*[.G14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4]=0;&quot;&quot;;IF([.F14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4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5]=0;0;[.C15]/[.B15])" office:value-type="float" office:value="0" calcext:value-type="float">
            <text:p>0,00</text:p>
          </table:table-cell>
          <table:table-cell table:formula="of:=IF([.E15]=0;0;(2*[.D15]*[.E15]*0.0225)/([.B15]*[.G15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5]=0;&quot;&quot;;IF([.F15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6]=0;0;[.C16]/[.B16])" office:value-type="float" office:value="0" calcext:value-type="float">
            <text:p>0,00</text:p>
          </table:table-cell>
          <table:table-cell table:formula="of:=IF([.E16]=0;0;(2*[.D16]*[.E16]*0.0225)/([.B16]*[.G16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6]=0;&quot;&quot;;IF([.F16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7]=0;0;[.C17]/[.B17])" office:value-type="float" office:value="0" calcext:value-type="float">
            <text:p>0,00</text:p>
          </table:table-cell>
          <table:table-cell table:formula="of:=IF([.E17]=0;0;(2*[.D17]*[.E17]*0.0225)/([.B17]*[.G17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7]=0;&quot;&quot;;IF([.F17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8]=0;0;[.C18]/[.B18])" office:value-type="float" office:value="0" calcext:value-type="float">
            <text:p>0,00</text:p>
          </table:table-cell>
          <table:table-cell table:formula="of:=IF([.E18]=0;0;(2*[.D18]*[.E18]*0.0225)/([.B18]*[.G18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8]=0;&quot;&quot;;IF([.F18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19]=0;0;[.C19]/[.B19])" office:value-type="float" office:value="0" calcext:value-type="float">
            <text:p>0,00</text:p>
          </table:table-cell>
          <table:table-cell table:formula="of:=IF([.E19]=0;0;(2*[.D19]*[.E19]*0.0225)/([.B19]*[.G19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19]=0;&quot;&quot;;IF([.F19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19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20]=0;0;[.C20]/[.B20])" office:value-type="float" office:value="0" calcext:value-type="float">
            <text:p>0,00</text:p>
          </table:table-cell>
          <table:table-cell table:formula="of:=IF([.E20]=0;0;(2*[.D20]*[.E20]*0.0225)/([.B20]*[.G20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0]=0;&quot;&quot;;IF([.F20]&lt;=0.03;&quot;OK&quot;;&quot;VER&quot;))">
            <text:p/>
          </table:table-cell>
        </table:table-row>
        <table:table-row table:style-name="ro1">
          <table:table-cell office:value-type="string" calcext:value-type="string">
            <text:p>IL-2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[.C21]=0;0;[.C21]/[.B21])" office:value-type="float" office:value="0" calcext:value-type="float">
            <text:p>0,00</text:p>
          </table:table-cell>
          <table:table-cell table:formula="of:=IF([.E21]=0;0;(2*[.D21]*[.E21]*0.0225)/([.B21]*[.G21]))" office:value-type="float" office:value="0" calcext:value-type="float">
            <text:p>0,00</text:p>
          </table:table-cell>
          <table:table-cell office:value-type="float" office:value="1.5" calcext:value-type="float">
            <text:p>1,5</text:p>
          </table:table-cell>
          <table:table-cell table:formula="of:=IF([.F21]=0;&quot;&quot;;IF([.F21]&lt;=0.03;&quot;OK&quot;;&quot;VER&quot;))">
            <text:p/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number-columns-repeated="2"/>
          <table:table-cell table:style-name="Default" table:formula="of:=SUM([.C2:.C21])" office:value-type="float" office:value="0" calcext:value-type="float">
            <text:p>0</text:p>
          </table:table-cell>
          <table:table-cell table:formula="of:=SUM([.E2:.E21])" office:value-type="float" office:value="0" calcext:value-type="float">
            <text:p>0,00</text:p>
          </table:table-cell>
          <table:table-cell table:formula="of:=MAX([.F2:.F21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Phase/neutral wire (mm²)</text:p>
          </table:table-cell>
          <table:table-cell table:style-name="Default" table:formula="of:=MAX([.G2:.G21])" office:value-type="float" office:value="1.5" calcext:value-type="float">
            <text:p>1,5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Conduit (mm)</text:p>
          </table:table-cell>
          <table:table-cell table:style-name="Default" table:formula="of:=IF([.B24]&lt;=2.5;20;25)" office:value-type="float" office:value="20" calcext:value-type="float">
            <text:p>2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Breaker (A)</text:p>
          </table:table-cell>
          <table:table-cell table:style-name="Default" table:formula="of:=IF([.B24]&lt;=1.5;10;&#10; IF([.B24]&lt;=2.5;16;&#10; IF([.B24]&lt;=4;20;&#10; IF([.B24]&lt;=6;25;&#10; IF([.B24]&lt;=10;32;&quot;VER&quot;)))))"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4"/>
        </table:table-row>
      </table:table>
      <table:table table:name="GERAL" table:style-name="ta1">
        <table:table-column table:style-name="co22" table:default-cell-style-name="Default"/>
        <table:table-column table:style-name="co23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Valor / Formula</text:p>
          </table:table-cell>
          <table:table-cell/>
        </table:table-row>
        <table:table-row table:style-name="ro1">
          <table:table-cell office:value-type="string" calcext:value-type="string">
            <text:p>System voltage (V)</text:p>
          </table:table-cell>
          <table:table-cell office:value-type="float" office:value="127" calcext:value-type="float">
            <text:p>127,00</text:p>
          </table:table-cell>
          <table:table-cell/>
        </table:table-row>
        <table:table-row table:style-name="ro1">
          <table:table-cell office:value-type="string" calcext:value-type="string">
            <text:p>Number of phases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TUG-1 (A)</text:p>
          </table:table-cell>
          <table:table-cell table:formula="of:=[$TUG1.E10]" office:value-type="float" office:value="8.85826771653543" calcext:value-type="float">
            <text:p>8,86</text:p>
          </table:table-cell>
          <table:table-cell table:style-name="ce1"/>
        </table:table-row>
        <table:table-row table:style-name="ro1">
          <table:table-cell office:value-type="string" calcext:value-type="string">
            <text:p>Current TUG-2 (A)</text:p>
          </table:table-cell>
          <table:table-cell table:formula="of:=[$TUG2.E10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urrent TUG-3 (A)</text:p>
          </table:table-cell>
          <table:table-cell table:formula="of:=[$TUG3.E10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urrent TUG-4 (A)</text:p>
          </table:table-cell>
          <table:table-cell table:formula="of:=[$TUG4.E10]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Current TUG-5 (A)</text:p>
          </table:table-cell>
          <table:table-cell table:formula="of:=[$TUG5.E10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TUE-1 (A)</text:p>
          </table:table-cell>
          <table:table-cell table:formula="of:=[$TUE1.E6]" office:value-type="float" office:value="9.44881889763779" calcext:value-type="float">
            <text:p>9,45</text:p>
          </table:table-cell>
          <table:table-cell/>
        </table:table-row>
        <table:table-row table:style-name="ro1">
          <table:table-cell office:value-type="string" calcext:value-type="string">
            <text:p>Current TUE-2 (A)</text:p>
          </table:table-cell>
          <table:table-cell table:formula="of:=[$TUE2.E6]" office:value-type="float" office:value="15.748031496063" calcext:value-type="float">
            <text:p>15,75</text:p>
          </table:table-cell>
          <table:table-cell/>
        </table:table-row>
        <table:table-row table:style-name="ro1">
          <table:table-cell office:value-type="string" calcext:value-type="string">
            <text:p>Current TUE-3 (A)</text:p>
          </table:table-cell>
          <table:table-cell table:formula="of:=[$TUE3.E6]" office:value-type="float" office:value="15.748031496063" calcext:value-type="float">
            <text:p>15,75</text:p>
          </table:table-cell>
          <table:table-cell/>
        </table:table-row>
        <table:table-row table:style-name="ro1">
          <table:table-cell office:value-type="string" calcext:value-type="string">
            <text:p>Current TUE-4 (A)</text:p>
          </table:table-cell>
          <table:table-cell table:formula="of:=[$TUE4.E6]" office:value-type="float" office:value="34.6456692913386" calcext:value-type="float">
            <text:p>34,65</text:p>
          </table:table-cell>
          <table:table-cell/>
        </table:table-row>
        <table:table-row table:style-name="ro1">
          <table:table-cell office:value-type="string" calcext:value-type="string">
            <text:p>Current TUE-5 (A)</text:p>
          </table:table-cell>
          <table:table-cell table:formula="of:=[$TUE5.E6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LUZ-1 (A)</text:p>
          </table:table-cell>
          <table:table-cell table:formula="of:=[$LUZ1.E22]" office:value-type="float" office:value="0.944881889763779" calcext:value-type="float">
            <text:p>0,94</text:p>
          </table:table-cell>
          <table:table-cell/>
        </table:table-row>
        <table:table-row table:style-name="ro1">
          <table:table-cell office:value-type="string" calcext:value-type="string">
            <text:p>Current LUZ-2 (A)</text:p>
          </table:table-cell>
          <table:table-cell table:formula="of:=[$LUZ2.E22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installed current (A)</text:p>
          </table:table-cell>
          <table:table-cell table:formula="of:=SUM([.B5:.B9];[.B11:.B15];[.B17:.B18])" office:value-type="float" office:value="85.3937007874016" calcext:value-type="float">
            <text:p>85,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rrent per phase (A)</text:p>
          </table:table-cell>
          <table:table-cell table:formula="of:=[.B20]/[.B3]" office:value-type="float" office:value="42.6968503937008" calcext:value-type="float">
            <text:p>42,7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mand factor</text:p>
          </table:table-cell>
          <table:table-cell table:style-name="Default" office:value-type="float" office:value="0.7" calcext:value-type="float">
            <text:p>0,7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manded current per phase (A)</text:p>
          </table:table-cell>
          <table:table-cell table:formula="of:=[.B22]*[.B24]" office:value-type="float" office:value="29.8877952755906" calcext:value-type="float">
            <text:p>29,89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 breaker (A)</text:p>
          </table:table-cell>
          <table:table-cell table:style-name="Default" table:formula="of:=IF([.B26]&lt;=50;63;  IF([.B26]&lt;=63;80;  IF([.B26]&lt;=80;100;  IF([.B26]&lt;=100;125;  IF([.B26]&lt;=125;160;  IF([.B26]&lt;=160;200;&quot;VER&quot;))))))"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 conductor current (A)</text:p>
          </table:table-cell>
          <table:table-cell table:formula="of:=[.B26]" office:value-type="float" office:value="29.8877952755906" calcext:value-type="float">
            <text:p>29,89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 conductor current (A)</text:p>
          </table:table-cell>
          <table:table-cell table:formula="of:=[.B26]" office:value-type="float" office:value="29.8877952755906" calcext:value-type="float">
            <text:p>29,89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 conductor (mm²)</text:p>
          </table:table-cell>
          <table:table-cell table:style-name="Default" table:formula="of:=IF([.B28]&lt;=28;6;IF([.B28]&lt;=36;10;IF([.B28]&lt;=50;16;IF([.B28]&lt;=68;25;IF([.B28]&lt;=89;35;IF([.B28]&lt;=111;50;IF([.B28]&lt;=134;70;IF([.B28]&lt;=171;95;IF([.B28]&lt;=207;120;&quot;VER&quot;)))))))))"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 conduit (mm)</text:p>
          </table:table-cell>
          <table:table-cell table:style-name="Default" table:formula="of:=IF([.B29]&lt;=16;32;IF([.B29]&lt;=35;40;IF([.B29]&lt;=70;50;IF([.B29]&lt;=120;63;75))))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hase A current installed (A)</text:p>
          </table:table-cell>
          <table:table-cell table:formula="of:=[$TUG1.E10]+[$TUG3.E10]+[$TUG5.E10]+[$TUE1.E10]+[$TUE3.E10]+[$LUZ1.E10]" office:value-type="float" office:value="8.85826771653543" calcext:value-type="float">
            <text:p>8,86</text:p>
          </table:table-cell>
          <table:table-cell/>
        </table:table-row>
        <table:table-row table:style-name="ro1">
          <table:table-cell office:value-type="string" calcext:value-type="string">
            <text:p>Phase B current installed (A)</text:p>
          </table:table-cell>
          <table:table-cell table:formula="of:=[$TUG2.E10]+[$TUG4.E10]+[$TUE2.E10]+[$TUE4.E10]+[$TUE5.E10]+[$LUZ2.E10]" office:value-type="float" office:value="0" calcext:value-type="float">
            <text:p>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/00/0000</text:date>, <text:time style:data-style-name="N2" text:time-value="11:36:43.626187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26T09:07:50.854697155</dc:date>
    <meta:editing-duration>PT3H52M17S</meta:editing-duration>
    <meta:editing-cycles>13</meta:editing-cycles>
    <meta:document-statistic meta:table-count="13" meta:cell-count="1084" meta:object-count="0"/>
  </office:meta>
</office:document-meta>
</file>